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16pt"/>
    </style:style>
    <style:style style:name="P2" style:family="paragraph" style:parent-style-name="Standard">
      <style:paragraph-properties fo:text-align="center" style:justify-single-word="false"/>
      <style:text-properties style:font-name="Sanserif 2.5cpi" fo:font-size="12pt" fo:font-weight="bold"/>
    </style:style>
    <style:style style:name="P3" style:family="paragraph" style:parent-style-name="Standard">
      <style:paragraph-properties fo:text-align="center" style:justify-single-word="false"/>
      <style:text-properties fo:font-size="12pt"/>
    </style:style>
    <style:style style:name="P4" style:family="paragraph" style:parent-style-name="Standard">
      <style:paragraph-properties fo:text-align="center" style:justify-single-word="false"/>
    </style:style>
    <style:style style:name="P5" style:family="paragraph" style:parent-style-name="Heading_20_1" style:list-style-name="L1">
      <style:paragraph-properties fo:margin-left="1.199cm" fo:margin-right="0cm" fo:text-align="justify" style:justify-single-word="false" fo:text-indent="0cm" style:auto-text-indent="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Heading_20_1" style:list-style-name="L2">
      <style:paragraph-properties fo:margin-left="1.199cm" fo:margin-right="0cm" fo:text-align="justify" style:justify-single-word="false" fo:text-indent="0cm" style:auto-text-indent="false">
        <style:tab-stops/>
      </style:paragraph-properties>
      <style:text-properties fo:font-size="14pt" style:font-size-asian="14pt" style:font-size-complex="14pt"/>
    </style:style>
    <style:style style:name="P9" style:family="paragraph" style:parent-style-name="Contents_20_Heading">
      <style:paragraph-properties fo:break-before="page"/>
    </style:style>
    <style:style style:name="P10" style:family="paragraph" style:parent-style-name="Heading_20_1" style:list-style-name="L3">
      <style:text-properties fo:font-size="14pt" style:font-size-asian="14pt" style:font-size-complex="14pt"/>
    </style:style>
    <style:style style:name="P11" style:family="paragraph" style:parent-style-name="Heading_20_2"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Heading_20_1" style:list-style-name="L4">
      <style:paragraph-properties fo:margin-left="1.199cm" fo:margin-right="0cm" fo:text-indent="-1.199cm" style:auto-text-indent="false" fo:break-before="page"/>
      <style:text-properties fo:font-size="14pt" style:font-size-asian="14pt" style:font-size-complex="14pt"/>
    </style:style>
    <style:style style:name="P16"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17"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18"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19"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20" style:family="paragraph" style:parent-style-name="Programm">
      <style:paragraph-properties fo:margin-left="2.032cm" fo:margin-right="0cm" fo:text-indent="0cm" style:auto-text-indent="false"/>
      <style:text-properties style:font-name="Courier"/>
    </style:style>
    <style:style style:name="P21" style:family="paragraph" style:parent-style-name="Programm">
      <style:text-properties style:font-name="Courier"/>
    </style:style>
    <style:style style:name="P22" style:family="paragraph" style:parent-style-name="Programm">
      <style:paragraph-properties fo:margin-left="2.032cm" fo:margin-right="0cm" fo:text-indent="0cm" style:auto-text-indent="false"/>
    </style:style>
    <style:style style:name="P23"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24" style:family="paragraph" style:parent-style-name="Heading_20_1" style:list-style-name="L4">
      <style:paragraph-properties fo:break-before="page"/>
      <style:text-properties fo:font-size="14pt" style:font-size-asian="14pt" style:font-size-complex="14pt"/>
    </style:style>
    <style:style style:name="P25" style:family="paragraph" style:parent-style-name="Standard">
      <style:paragraph-properties fo:margin-left="1.251cm" fo:margin-right="0cm" fo:text-align="start" style:justify-single-word="false" fo:text-indent="0cm" style:auto-text-indent="false"/>
    </style:style>
    <style:style style:name="P26" style:family="paragraph" style:parent-style-name="Footnote">
      <style:paragraph-properties fo:margin-left="0cm" fo:margin-right="0cm" fo:text-indent="0cm" style:auto-text-indent="false"/>
      <style:text-properties style:font-name="MS Sans Serif"/>
    </style:style>
    <style:style style:name="P27" style:family="paragraph" style:parent-style-name="Footnote">
      <style:paragraph-properties fo:margin-left="0cm" fo:margin-right="0cm" fo:text-indent="0cm" style:auto-text-indent="false"/>
      <style:text-properties style:font-name="MS Sans Serif" fo:font-size="8pt"/>
    </style:style>
    <style:style style:name="P28" style:family="paragraph" style:parent-style-name="Standard">
      <style:text-properties style:font-name="MS Sans Serif" fo:font-size="8pt"/>
    </style:style>
    <style:style style:name="P29" style:family="paragraph" style:parent-style-name="Standard">
      <style:paragraph-properties fo:margin-left="1.251cm" fo:margin-right="0cm" fo:text-align="start" style:justify-single-word="false" fo:text-indent="0cm" style:auto-text-indent="false"/>
      <style:text-properties style:font-name="Courier"/>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3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33" style:family="paragraph" style:parent-style-name="Programm">
      <style:text-properties style:font-name="Courier" fo:font-weight="normal" style:font-weight-asian="normal" style:font-weight-complex="normal"/>
    </style:style>
    <style:style style:name="P34" style:family="paragraph" style:parent-style-name="Programm">
      <style:paragraph-properties>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35" style:family="paragraph" style:parent-style-name="Bild">
      <style:text-properties style:font-name="Courier"/>
    </style:style>
    <style:style style:name="P36" style:family="paragraph" style:parent-style-name="Standard">
      <style:text-properties style:font-name="Sanserif PS"/>
    </style:style>
    <style:style style:name="P37" style:family="paragraph" style:parent-style-name="Standard">
      <style:paragraph-properties>
        <style:tab-stops/>
      </style:paragraph-properties>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indent="0cm" style:auto-text-indent="false">
        <style:tab-stops/>
      </style:paragraph-properties>
    </style:style>
    <style:style style:name="P40" style:family="paragraph" style:parent-style-name="Standard" style:list-style-name="L8">
      <style:paragraph-properties fo:margin-left="0cm" fo:margin-right="0cm" fo:text-align="start" style:justify-single-word="false" fo:text-indent="0cm" style:auto-text-indent="false">
        <style:tab-stops/>
      </style:paragraph-properties>
    </style:style>
    <style:style style:name="P41" style:family="paragraph" style:parent-style-name="Standard" style:list-style-name="L8">
      <style:paragraph-properties fo:margin-left="0cm" fo:margin-right="0cm" fo:text-indent="0cm" style:auto-text-indent="false">
        <style:tab-stops/>
      </style:paragraph-properties>
    </style:style>
    <style:style style:name="P42" style:family="paragraph" style:parent-style-name="Standard">
      <style:paragraph-properties fo:margin-left="1.251cm" fo:margin-right="0cm" fo:text-indent="0cm" style:auto-text-indent="false">
        <style:tab-stops/>
      </style:paragraph-properties>
    </style:style>
    <style:style style:name="P43"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44" style:family="paragraph" style:parent-style-name="Standard">
      <style:paragraph-properties fo:margin-left="0cm" fo:margin-right="0cm" fo:margin-top="0cm" fo:margin-bottom="0cm" fo:text-align="start" style:justify-single-word="false" fo:text-indent="0cm" style:auto-text-indent="false">
        <style:tab-stops/>
      </style:paragraph-properties>
      <style:text-properties style:font-name="Courier" fo:font-size="8pt" style:font-size-asian="8pt" style:font-size-complex="8pt"/>
    </style:style>
    <style:style style:name="P45" style:family="paragraph" style:parent-style-name="Standard">
      <style:text-properties fo:font-size="8pt"/>
    </style:style>
    <style:style style:name="P46" style:family="paragraph" style:parent-style-name="Standard">
      <style:text-properties style:font-name="Courier" fo:font-size="8pt"/>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style:font-name="courier" fo:font-weight="normal"/>
    </style:style>
    <style:style style:name="T6" style:family="text">
      <style:text-properties style:font-name="courier"/>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style:font-name="courier1"/>
    </style:style>
    <style:style style:name="T10" style:family="text">
      <style:text-properties style:font-name="Courier" fo:font-weight="bold"/>
    </style:style>
    <style:style style:name="T11" style:family="text">
      <style:text-properties style:font-name="Courier" fo:font-weight="normal" style:font-weight-asian="normal" style:font-weight-complex="normal"/>
    </style:style>
    <style:style style:name="T12" style:family="text">
      <style:text-properties style:font-name="courier" fo:font-weight="bold"/>
    </style:style>
    <style:style style:name="T13" style:family="text">
      <style:text-properties style:font-name="Courier"/>
    </style:style>
    <style:style style:name="T14" style:family="text">
      <style:text-properties style:font-name="Courier" fo:font-style="italic"/>
    </style:style>
    <style:style style:name="T15" style:family="text">
      <style:text-properties style:font-name="Courier" fo:font-style="normal" fo:font-weight="bold" style:font-style-asian="normal" style:font-style-complex="normal"/>
    </style:style>
    <style:style style:name="T16" style:family="text">
      <style:text-properties style:font-name="Courier" fo:font-style="normal" style:font-style-asian="normal" style:font-style-complex="normal"/>
    </style:style>
    <style:style style:name="T17" style:family="text">
      <style:text-properties fo:font-weight="normal"/>
    </style:style>
    <style:style style:name="T18" style:family="text">
      <style:text-properties style:font-name="Courier" fo:font-weight="normal"/>
    </style:style>
    <style:style style:name="T19" style:family="text">
      <style:text-properties fo:font-weight="bold" style:font-weight-asian="bold" style:font-weight-complex="bold"/>
    </style:style>
    <style:style style:name="T20" style:family="text">
      <style:text-properties style:font-name="Courie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ize="8pt"/>
    </style:style>
    <style:style style:name="T24" style:family="text">
      <style:text-properties fo:font-size="8pt" fo:font-weight="bold"/>
    </style:style>
    <style:style style:name="T25" style:family="text">
      <style:text-properties style:font-name="MS Sans Serif"/>
    </style:style>
    <style:style style:name="T26" style:family="text">
      <style:text-properties style:font-name="MS Sans Serif" fo:font-size="8pt"/>
    </style:style>
    <style:style style:name="T27" style:family="text">
      <style:text-properties style:font-name="MS Sans Serif" fo:font-size="8pt" fo:font-weight="bold"/>
    </style:style>
    <style:style style:name="T28" style:family="text">
      <style:text-properties fo:font-style="normal"/>
    </style:style>
    <style:style style:name="T29" style:family="text">
      <style:text-properties fo:font-style="italic" fo:font-weight="bol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display-levels="3">
        <style:list-level-properties text:space-before="0.999cm" text:min-label-width="0.499cm"/>
      </text:list-level-style-number>
      <text:list-level-style-number text:level="4" text:style-name="Numbering_20_Symbols" style:num-format="1" text:display-levels="4">
        <style:list-level-properties text:space-before="1.498cm" text:min-label-width="0.499cm"/>
      </text:list-level-style-number>
      <text:list-level-style-number text:level="5" text:style-name="Numbering_20_Symbols" style:num-format="1" text:display-levels="5">
        <style:list-level-properties text:space-before="1.997cm" text:min-label-width="0.499cm"/>
      </text:list-level-style-number>
      <text:list-level-style-number text:level="6" text:style-name="Numbering_20_Symbols" style:num-format="1" text:display-levels="6">
        <style:list-level-properties text:space-before="2.496cm" text:min-label-width="0.499cm"/>
      </text:list-level-style-number>
      <text:list-level-style-number text:level="7" text:style-name="Numbering_20_Symbols" style:num-format="1" text:display-levels="7">
        <style:list-level-properties text:space-before="2.995cm" text:min-label-width="0.499cm"/>
      </text:list-level-style-number>
      <text:list-level-style-number text:level="8" text:style-name="Numbering_20_Symbols" style:num-format="1" text:display-levels="8">
        <style:list-level-properties text:space-before="3.494cm" text:min-label-width="0.499cm"/>
      </text:list-level-style-number>
      <text:list-level-style-number text:level="9" text:style-name="Numbering_20_Symbols" style:num-format="1" text:display-levels="9">
        <style:list-level-properties text:space-before="3.994cm" text:min-label-width="0.499cm"/>
      </text:list-level-style-number>
      <text:list-level-style-number text:level="10" text:style-name="Numbering_20_Symbols" style:num-format="1" text:display-levels="10">
        <style:list-level-properties text:space-before="4.493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john@je-wulff.de</text:p>
      <text:p text:style-name="P4"/>
      <text:h text:style-name="P5" text:outline-level="1" text:is-list-header="true">0.<text:tab/>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text:p>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p text:style-name="P6"/>
      <text:p text:style-name="P7"/>
      <text:h text:style-name="P8" text:outline-level="1" text:is-list-header="true">Zusammenfassung</text:h>
      <text:p text:style-name="P6"><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na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6"><text:span text:style-name="T3">iC</text:span> stellt Programmierern eingebaute Operatoren zur Verfügung, deren Arbeitsweise die Funktionen von IC-Bausteinen modelliert. Der Name <text:span text:style-name="T3">iC</text:span> soll an diese Tatsache erinnern. Logisches UND, ODER und NICHT sowie D flip flops, SR flip 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text:span text:style-name="T4">iC</text:span> eine wichtige Rolle. Damit wird derselbe Schutz gegen Laufzeit-Probleme erreicht, der damit in IC-Schaltkreisen bewirkt wird.</text:p>
      <text:p text:style-name="P6">Programme die in <text:span text:style-name="T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3">immediate C</text:span>" enthalten.</text:p>
      <text:table-of-content text:style-name="Sect1" text:protected="true" text:name="Table of Contents1">
        <text:table-of-content-source text:outline-level="10" text:use-index-marks="false">
          <text:index-title-template text:style-name="">Table of Contents</text:index-title-template>
          <text:table-of-content-entry-template text:outline-level="1" text:style-name="">
            <text:index-entry-link-start/>
            <text:index-entry-chapter/>
            <text:index-entry-text/>
            <text:index-entry-link-end/>
            <text:index-entry-tab-stop style:type="left" style:position="0cm" style:leader-char="."/>
            <text:index-entry-page-number/>
          </text:table-of-content-entry-template>
          <text:table-of-content-entry-template text:outline-level="2" text:style-name="">
            <text:index-entry-link-start/>
            <text:index-entry-chapter/>
            <text:index-entry-text/>
            <text:index-entry-link-end/>
            <text:index-entry-tab-stop style:type="left" style:position="0cm" style:leader-char="."/>
            <text:index-entry-page-number/>
          </text:table-of-content-entry-template>
          <text:table-of-content-entry-template text:outline-level="3" text:style-name="">
            <text:index-entry-link-start/>
            <text:index-entry-chapter/>
            <text:index-entry-text/>
            <text:index-entry-link-end/>
            <text:index-entry-tab-stop style:type="left" style:position="0cm" style:leader-char="."/>
            <text:index-entry-page-number/>
          </text:table-of-content-entry-template>
          <text:table-of-content-entry-template text:outline-level="4" text:style-name="">
            <text:index-entry-link-start/>
            <text:index-entry-chapter/>
            <text:index-entry-text/>
            <text:index-entry-link-end/>
            <text:index-entry-tab-stop style:type="left" style:position="0cm" style:leader-char="."/>
            <text:index-entry-page-number/>
          </text:table-of-content-entry-template>
          <text:table-of-content-entry-template text:outline-level="5" text:style-name="">
            <text:index-entry-link-start/>
            <text:index-entry-chapter/>
            <text:index-entry-text/>
            <text:index-entry-link-end/>
            <text:index-entry-tab-stop style:type="left" style:position="0cm" style:leader-char="."/>
            <text:index-entry-page-number/>
          </text:table-of-content-entry-template>
          <text:table-of-content-entry-template text:outline-level="6" text:style-name="">
            <text:index-entry-link-start/>
            <text:index-entry-chapter/>
            <text:index-entry-text/>
            <text:index-entry-link-end/>
            <text:index-entry-tab-stop style:type="left" style:position="0cm" style:leader-char="."/>
            <text:index-entry-page-number/>
          </text:table-of-content-entry-template>
          <text:table-of-content-entry-template text:outline-level="7" text:style-name="">
            <text:index-entry-link-start/>
            <text:index-entry-chapter/>
            <text:index-entry-text/>
            <text:index-entry-link-end/>
            <text:index-entry-tab-stop style:type="left" style:position="0cm" style:leader-char="."/>
            <text:index-entry-page-number/>
          </text:table-of-content-entry-template>
          <text:table-of-content-entry-template text:outline-level="8" text:style-name="">
            <text:index-entry-link-start/>
            <text:index-entry-chapter/>
            <text:index-entry-text/>
            <text:index-entry-link-end/>
            <text:index-entry-tab-stop style:type="left" style:position="0cm" style:leader-char="."/>
            <text:index-entry-page-number/>
          </text:table-of-content-entry-template>
          <text:table-of-content-entry-template text:outline-level="9" text:style-name="">
            <text:index-entry-link-start/>
            <text:index-entry-chapter/>
            <text:index-entry-text/>
            <text:index-entry-link-end/>
            <text:index-entry-tab-stop style:type="left" style:position="0cm" style:leader-char="."/>
            <text:index-entry-page-number/>
          </text:table-of-content-entry-template>
          <text:table-of-content-entry-template text:outline-level="10" text:style-name="">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9">Table of Contents</text:p>
          </text:index-title>
        </text:index-body>
      </text:table-of-content>
      <text:h text:style-name="P10" text:outline-level="1"><text:tab/>Introduction</text:h>
      <text:p text:style-name="Standard"><text:span text:style-name="T3">immediate C</text:span> - <text:span text:style-name="T3">iC</text:span> for short - is an extension of the language C. It utilizes the syntax of C to give meaning to statements that have no semantic support in C. This methodology was originally used to develop C++ from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Standard"><text:span text:style-name="T3">iC</text:span> provides programmers with built in operators, whose function is closely modelled on integrated circuits. The name <text:span text:style-name="T3">iC</text:span> is a reminder of this fact. Logical AND, OR and NOT as well as D flip flops, SR flip 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ext:span text:style-name="T3">iC</text:span>. It gives the same protection against timing races in <text:span text:style-name="T3">iC</text:span> programs, as it provides for hardware IC designs. </text:p>
      <text:h text:style-name="P11" text:outline-level="2"><text:tab/>Relationship to Object Orientation</text:h>
      <text:p text:style-name="Standard"><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1" text:outline-level="2"><text:tab/>Relationship to Instruction Flow Languages</text:h>
      <text:p text:style-name="Standard">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Standard">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when the flow of instructions in a program gets around to executing that instructio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Standard">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1" text:outline-level="2"><text:tab/>Programmable Logic Controllers</text:h>
      <text:p text:style-name="Standard">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5">
        <text:list-item>
          <text:p text:style-name="P12">They provide fast bit instructions and data access to individual bits on top of the more conventional instructions to manipulate data words. </text:p>
        </text:list-item>
        <text:list-item>
          <text:p text:style-name="P12">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Standard">This organization of PLC's has two very serious drawbacks, which are direct consequences of the differences mentioned: </text:p>
      <text:list text:style-name="L6">
        <text:list-item>
          <text:p text:style-name="P13">Conventional PLC's require a special CPU, which can never be as cheap as a mass produced microprocessor chip, or they emulate the PLC instruction set, in which case they are slow. </text:p>
        </text:list-item>
        <text:list-item>
          <text:p text:style-name="P13">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Standard">PLC's are facing a crisis on two fronts:</text:p>
      <text:list text:style-name="L7">
        <text:list-item>
          <text:p text:style-name="P14">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Standard">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Standard">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1" text:outline-level="2"><text:tab/>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h text:style-name="P15" text:outline-level="1"><text:tab/>Language description</text:h>
      <text:h text:style-name="P11" text:outline-level="2"><text:tab/><text:span text:style-name="T3">Immediate</text:span> Variables, Expressions and Assignments </text:h>
      <text:p text:style-name="Standard">An <text:span text:style-name="T3">immediate</text:span> variable is a data object that has a value, but which also has the ability to transmit any change in its value as an event. This event triggers the execution of all <text:span text:style-name="T3">immediate</text:span> expressions that contain the <text:span text:style-name="T3">immediate</text:span> variable. </text:p>
      <text:p text:style-name="Standard"><text:span text:style-name="T3">iC</text:span> introduces the type modifier <text:span text:style-name="T5">imm</text:span> to declare <text:span text:style-name="T3">immediate</text:span> variables of the basic data types <text:span text:style-name="T5">int</text:span> in C and the basic data type <text:span text:style-name="T5">bit</text:span>, which is a new data type in <text:span text:style-name="T3">iC</text:span>. There are also the data types <text:span text:style-name="T6">imm clock</text:span> and <text:span text:style-name="T6">imm timer</text:span> discussed later.</text:p>
      <text:p text:style-name="Standard">Type <text:span text:style-name="T6">bit</text:span> declares variables capable of holding the values 0 and 1. Unless the C or C++ compiler, used to translate the generated code, itself supports bit as a basic data type, the use of type bit is restricted to <text:span text:style-name="T6">imm bit</text:span>. The word boolean was avoided deliberately, because it has a different semantic bias in languages where it is used. (Truth of a test rather than 1 bit objects).</text:p>
      <text:p text:style-name="Standard"><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executed when one of the <text:span text:style-name="T3">immediate</text:span> variables it contains has changed. If an expression consists only of constants and no <text:span text:style-name="T7">immediate</text:span> variables it is a constant expression evaluated once during initialisation.</text:p>
      <text:p text:style-name="Standard"><text:span text:style-name="T3">Immediate</text:span> assignments are assignments of <text:span text:style-name="T3">immediate</text:span> expressions to <text:span text:style-name="T3">immediate</text:span> variables external to all functions. Like in C, an <text:span text:style-name="T3">immediate</text:span> assignment is also an <text:span text:style-name="T3">immediate</text:span> expression, which means that assignments embedded in expressions are allowed. </text:p>
      <text:p text:style-name="Standard"><text:span text:style-name="T3">Immediate</text:span> assignments must obey the single assignment rule, a rule which applies generally for data flow systems<text:span text:style-name="Footnote_20_Symbol"><text:note text:id="ftn1" text:note-class="footnote"><text:note-citation>1</text:note-citation><text:note-body><text:p text:style-name="Footnote"><text:s/>see Werner Kluge: <text:s/>The organization of Reduction, Data Flow, and Control Flow Systems - pp. 317.<text:line-break/> <text:s text:c="2"/>The MIT Press 1992.</text:p></text:note-body></text:note></text:span>. Any <text:span text:style-name="T3">immediate</text:span> variable may only be assigned in <text:span text:style-name="T8">one</text:span> <text:span text:style-name="T3">immediate</text:span> assignment. The value of an <text:span text:style-name="T3">immediate</text:span> variable is the value of the expression, from which it is assigned, at all times. A second assignment on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or <text:span text:style-name="T3">immediate</text:span> switch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Such an assignment is <text:span text:style-name="T8">not</text:span> an <text:span text:style-name="T3">immediate</text:span> assignment, although any change in the <text:span text:style-name="T3">immediate</text:span> variable assigned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9">imm bit</text:span> or <text:span text:style-name="T9">imm int</text:span> in an <text:s/>iC code section. An <text:span text:style-name="T3">immediate</text:span> variable that is assigned in C code may not also be assigned in an <text:span text:style-name="T3">immediate</text:span> assignment. </text:p>
      <text:h text:style-name="P11" text:outline-level="2"><text:tab/>Literal blocks</text:h>
      <text:p text:style-name="Standard">Literal blocks are sections of C code enclosed in special braces %{ and %}.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include or #ifdef must be written as %#include or %#ifdef in the literal block. The %# must be written without intervening spaces. The %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16"><text:span text:style-name="T10">%{</text:span><text:span text:style-name="T11"><text:line-break/>%#include &lt;math.h&gt;<text:tab/><text:tab/>/* special C-pre-processor syntax */<text:line-break/>int x, y, z;<text:tab/><text:tab/><text:tab/>/* declarations in a literal block */<text:line-break/>int abs(int);<text:tab/><text:tab/><text:tab/>/* C function declaration */<text:line-break/></text:span><text:span text:style-name="T10">%}</text:span></text:p>
      <text:p text:style-name="Standard">If the code in literal blocks, or code in C blocks controlled by an <text:span text:style-name="T3">immediate</text:span> if else or switch, is specifically C++ code, then the generated code must be compiled by a C++ compiler. The Code generated from the <text:span text:style-name="T3">iC</text:span> statements is pure C code.</text:p>
      <text:h text:style-name="P11" text:outline-level="2"><text:tab/><text:span text:style-name="T3">Immediate</text:span> statements</text:h>
      <text:p text:style-name="Standard">Most <text:span text:style-name="T3">immediate</text:span> statements are <text:span text:style-name="T3">immediate</text:span> declarations or <text:span text:style-name="T3">immediate</text:span> assignments terminated by a semicolon.</text:p>
      <text:p text:style-name="Standard">An <text:span text:style-name="T3">immediate</text:span> declaration declares an <text:span text:style-name="T3">immediate</text:span> variable to be either of type <text:span text:style-name="T12">imm int</text:span> or <text:span text:style-name="T12">imm bit</text:span>, using syntax similar to declarations in C. Any variable not declared before it is used is assumed to be of type <text:span text:style-name="T12">imm bit</text:span>. (Calling the icc compiler with the strict option -S makes declarations mandatory even for <text:span text:style-name="T12">imm bit</text:span> variables). The last variable in a declaration may be assigned to directly in a declaration.</text:p>
      <text:p text:style-name="Programm"><text:span text:style-name="T10">imm int</text:span><text:span text:style-name="T13"> fader, colourCorrection;<text:tab/>// declarations only<text:line-break/></text:span><text:span text:style-name="T10">imm int</text:span><text:span text:style-name="T13"> brightness = fader * colourCorrection;</text:span></text:p>
      <text:p text:style-name="Standard">An <text:span text:style-name="T3">immediate</text:span> conditional statement and an <text:span text:style-name="T3">immediate</text:span> switch statement are the only control <text:s/>constructs available in <text:span text:style-name="T3">iC</text:span>. The syntax of both statement types is similar to their C counterpart, except that braces around the C statements is mandatory. In particular an <text:span text:style-name="T8">else if</text:span> is not allowed, since the <text:span text:style-name="T8">if</text:span> after the <text:span text:style-name="T8">else</text:span> would have been part of the C statement controlled by the <text:span text:style-name="T8">else</text:span> part of the whole <text:span text:style-name="T3">immediate</text:span> <text:span text:style-name="T8">if</text:span> statement, which would be very confusing. </text:p>
      <text:p text:style-name="P17"><text:span text:style-name="T10">if</text:span><text:span text:style-name="T13"> </text:span><text:span text:style-name="T10">(</text:span><text:span text:style-name="T13">imm_bit_expression</text:span><text:span text:style-name="T10">)</text:span><text:span text:style-name="T13"> </text:span><text:span text:style-name="T10">{</text:span><text:span text:style-name="T13"> C_statement_1 </text:span><text:span text:style-name="T10">}</text:span><text:span text:style-name="T14"><text:line-break/></text:span><text:span text:style-name="T15">if</text:span><text:span text:style-name="T16"> </text:span><text:span text:style-name="T15">(</text:span><text:span text:style-name="T16">imm_bit_expression</text:span><text:span text:style-name="T15">)</text:span><text:span text:style-name="T16"> </text:span><text:span text:style-name="T15">{</text:span><text:span text:style-name="T16"> C_statement_1 </text:span><text:span text:style-name="T15">}</text:span><text:span text:style-name="T16"> </text:span><text:span text:style-name="T15">else</text:span><text:span text:style-name="T16"> </text:span><text:span text:style-name="T15">{</text:span><text:span text:style-name="T16"> C_statement_2 </text:span><text:span text:style-name="T15">}</text:span><text:span text:style-name="T16"><text:line-break/></text:span><text:span text:style-name="T10">switch</text:span><text:span text:style-name="T13"> </text:span><text:span text:style-name="T10">(</text:span><text:span text:style-name="T13">imm_int_expression</text:span><text:span text:style-name="T10">)</text:span><text:span text:style-name="T13"> </text:span><text:span text:style-name="T10">{</text:span><text:span text:style-name="T13"> C_statement </text:span><text:span text:style-name="T10">}</text:span><text:span text:style-name="T13"> </text:span></text:p>
      <text:p text:style-name="Standard">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and switch statements are synchronized by a clock. The default clock is <text:span text:style-name="T13">iClock</text:span>. Other clocks or timers may be specified as explained in section <text:a xlink:type="simple" xlink:href="#4.7.ClockSignals%7Coutline">3.11</text:a>. In all cases any change in the controlling <text:span text:style-name="T3">immediate</text:span> expression, synchronized by the controlling clock, triggers execution of the C statements.</text:p>
      <text:p text:style-name="Standard">For the <text:span text:style-name="T3">immediate</text:span> conditional statement using the keyword <text:span text:style-name="T8">if</text:span> the controlling expression is an <text:span text:style-name="T3">immediate</text:span> bit expression. If not, it is converted from <text:span text:style-name="T8">int</text:span><text:span text:style-name="T17"> </text:span>to <text:span text:style-name="T8">bit</text:span> automatically. A 0 to 1 transition or rising edge causes C_statement_1 to be executed. A 1 to 0 transition or falling edge causes C_statement_2 to be executed (if an else is coded). The C_statements are C compound statements, <text:span text:style-name="T8">not</text:span> <text:span text:style-name="T3">immediate</text:span> statements.</text:p>
      <text:p text:style-name="P18"><text:span text:style-name="T10">%{<text:line-break/>int </text:span><text:span text:style-name="T18">a, b, c;<text:tab/><text:tab/><text:tab/>/* C declarations in a literal block */</text:span><text:span text:style-name="T10"><text:line-break/>void </text:span><text:span text:style-name="T18">reset</text:span><text:span text:style-name="T10">(void);</text:span><text:span text:style-name="T18"><text:tab/><text:tab/>/* C function declaration */</text:span><text:span text:style-name="T10"><text:line-break/>%}<text:line-break/><text:line-break/>imm bit</text:span><text:span text:style-name="T13"> sw1, sw2, sw3;<text:tab/>// immediate declarations<text:line-break/><text:line-break/></text:span><text:span text:style-name="T10">if</text:span><text:span text:style-name="T13"> (sw1 &amp; sw2 | sw3) </text:span><text:span text:style-name="T10">{</text:span><text:span text:style-name="T13"><text:tab/>/* imm controlling expression */<text:line-break/><text:tab/>a = 1; b = 12; c = -2;<text:tab/>/* C code executed on rising edge */<text:line-break/></text:span><text:span text:style-name="T10">}</text:span><text:span text:style-name="T13"> </text:span><text:span text:style-name="T10">else {</text:span><text:span text:style-name="T13"><text:line-break/></text:span><text:span text:style-name="T10"><text:tab/></text:span><text:span text:style-name="T13">reset();<text:tab/><text:tab/><text:tab/>/* C code executed on falling edge */<text:line-break/></text:span><text:span text:style-name="T10">}</text:span></text:p>
      <text:p text:style-name="Standard">For the <text:span text:style-name="T3">immediate</text:span> switch statement, the controlling expression is an <text:span text:style-name="T3">immediate</text:span> int expression. The C_statement is a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19"><text:span text:style-name="T10">%{ enum </text:span><text:span text:style-name="T18">Fuzzy</text:span><text:span text:style-name="T10"> { </text:span><text:span text:style-name="T18">OFF, DIM, MEDIUM, BRIGHT</text:span><text:span text:style-name="T10"> }</text:span><text:span text:style-name="T18">; </text:span><text:span text:style-name="T10">%}</text:span><text:span text:style-name="T18"><text:tab/>// literal block</text:span><text:span text:style-name="T10"><text:line-break/>switch</text:span><text:span text:style-name="T13"> (brightness) </text:span><text:span text:style-name="T10">{</text:span><text:span text:style-name="T18"><text:tab/>// declared and assigned above</text:span><text:span text:style-name="T13"><text:line-break/></text:span><text:span text:style-name="T10"><text:tab/>case</text:span><text:span text:style-name="T13"> OFF:<text:tab/>lightVoltage(0);<text:tab/></text:span><text:span text:style-name="T10">break</text:span><text:span text:style-name="T13">;<text:line-break/></text:span><text:span text:style-name="T10"><text:tab/>case</text:span><text:span text:style-name="T13"> DIM:<text:tab/>lightVoltage(10);<text:tab/></text:span><text:span text:style-name="T10">break</text:span><text:span text:style-name="T13">;<text:line-break/><text:tab/></text:span><text:span text:style-name="T10">case</text:span><text:span text:style-name="T13"> MEDIUM:<text:tab/>lightVoltage(18);<text:tab/></text:span><text:span text:style-name="T10">break</text:span><text:span text:style-name="T13">;<text:line-break/><text:tab/></text:span><text:span text:style-name="T10">case</text:span><text:span text:style-name="T13"> BRIGHT:<text:tab/>lightVoltage(24);<text:tab/></text:span><text:span text:style-name="T10">break</text:span><text:span text:style-name="T13">;<text:line-break/><text:tab/></text:span><text:span text:style-name="T10">default</text:span><text:span text:style-name="T13">:<text:tab/>lightVoltage(24);<text:tab/></text:span><text:span text:style-name="T10">break</text:span><text:span text:style-name="T13">;<text:line-break/></text:span><text:span text:style-name="T10">}</text:span><text:span text:style-name="T13"><text:tab/><text:tab/><text:tab/>// end of immediate switch statement </text:span></text:p>
      <text:p text:style-name="Standard">The <text:span text:style-name="T3">immediate</text:span> conditional and switch statements open the way to trigger the execution of short C fragments on particular events. These events are either rising or falling edges of Boolean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1" text:outline-level="2"><text:tab/>Comments</text:h>
      <text:p text:style-name="Standard">C style comments /* ... */ can be used anywhere between tokens of <text:span text:style-name="T3">iC</text:span> programs. C++ style comments // ...<text:line-break/>may be used at the end of <text:span text:style-name="T3">iC</text:span> lines. Some older C compilers do not support C++ comments, so their use in literal blocks and C statement blocks controlled by <text:span text:style-name="T6">if</text:span> and <text:span text:style-name="T6">switch</text:span> may lead to portability problems.</text:p>
      <text:h text:style-name="P11" text:outline-level="2"><text:tab/>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8">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8">main()</text:span> is started. In <text:span text:style-name="T3">iC</text:span>, <text:span text:style-name="T3">immediate</text:span> statements simply stay active during the execution of the optional function <text:span text:style-name="T8">main()</text:span>. They execute in parallel with <text:span text:style-name="T8">main()</text:span>, whenever a change makes this necessary. </text:p>
      <text:p text:style-name="Programm">/* VERY SIMPLE WASHING MACHINE PROGRAM */ </text:p>
      <text:p text:style-name="Programm"><text:span text:style-name="T10">imm bit</text:span><text:span text:style-name="T13"> on;<text:tab/><text:tab/>// switch to turn system on/off<text:line-break/></text:span><text:span text:style-name="T10">imm bit</text:span><text:span text:style-name="T13"> waterLo;<text:tab/><text:tab/>// water level switch<text:line-break/></text:span><text:span text:style-name="T10">imm bit</text:span><text:span text:style-name="T13"> tempLo;<text:tab/><text:tab/>// thermostat, turns off when hot<text:line-break/></text:span><text:span text:style-name="T10">imm bit</text:span><text:span text:style-name="T13"> fill = on &amp; waterLo;<text:tab/>// fill with water until filled<text:line-break/></text:span><text:span text:style-name="T10">imm bit</text:span><text:span text:style-name="T13"> heat = on &amp; </text:span><text:span text:style-name="T10">~</text:span><text:span text:style-name="T13">waterLo &amp; tempLo;<text:tab/>// heat water when filled</text:span></text:p>
      <text:p text:style-name="Programm"><text:span text:style-name="T10">%{<text:line-break/></text:span><text:span text:style-name="T13">main ()<text:tab/><text:tab/><text:tab/>/* optional C program */<text:line-break/></text:span><text:span text:style-name="T10">{</text:span><text:span text:style-name="T13"><text:line-break/> <text:s text:c="2"/>...<text:tab/><text:tab/><text:tab/>/* executes as background */<text:line-break/></text:span><text:span text:style-name="T10">}<text:line-break/>%}<text:line-break/></text:span><text:span text:style-name="T13"> </text:span></text:p>
      <text:h text:style-name="P11" text:outline-level="2"><text:tab/>Operators in <text:span text:style-name="T3">immediate</text:span> expressions</text:h>
      <text:p text:style-name="Standard">Most operators available in C may be used with <text:span text:style-name="T3">immediate</text:span> variables. The precedence of the operators is the same as in C. The binary arithmetic operators + - * /, the modulo operator %, as well as unary - and + operate on numeric values and yield <text:span text:style-name="T12">imm int</text:span> results. The same applies to the shift operators &lt;&lt; and &gt;&gt;. If an operand of the wrong type is used with one of these operators, automatic type conversion takes place. Values of type <text:span text:style-name="T12">imm bit</text:span> are converted to the <text:span text:style-name="T12">int</text:span> value<text:span text:style-name="T17">s 0 or 1 corresponding to the values of the</text:span><text:span text:style-name="T8"> </text:span><text:span text:style-name="T12">bit</text:span>. The relational and equality operators &lt;, &lt;=, &gt;, &gt;=, ==, != also have numeric operands, but these operators yield <text:span text:style-name="T12">imm bit</text:span> results by default. </text:p>
      <text:p text:style-name="Standard">The logical operators &amp;, |, ^ and ~ carry out bitwise manipulation on integer words, if all the operands are <text:span text:style-name="T12">imm int</text:span>. The result is then an <text:span text:style-name="T12">imm int</text:span>. <text:span text:style-name="T3">Immediate</text:span> arithmetic, relational and bitwise logical expressions with numeric operands may contain constants, as well as <text:span text:style-name="T3">immediate</text:span> operands. </text:p>
      <text:p text:style-name="Standard">The logical operators &amp;, |, ^ and ~ carry out bit manipulation on <text:span text:style-name="T12">imm bit</text:span> objects, if one of the operands is of type <text:span text:style-name="T12">imm bit</text:span>. The result is a bit value. Any operands of type <text:span text:style-name="T12">imm int</text:span> are converted to <text:span text:style-name="T12">imm bit</text:span>. The numeric value 0 converts to 0 (false), any other arithmetic value converts to 1 (true). Such logical bit expressions may not contain any constants or <text:span text:style-name="T3">non-immediate</text:span> values. Constants in <text:span text:style-name="T3">immediate</text:span> bit expressions do not make much sense. They either do not change a variable (a &amp; 1, b | 0) or they produce another constant (c &amp; 0, d | 1, ~1). </text:p>
      <text:p text:style-name="Standard">The logical connectives &amp;&amp; and || are executed as arithmetic expressions, when one of the operands is of type <text:span text:style-name="T12">imm int</text:span>. Evaluation is from left to right, and evaluation stops when the truth or falsehood of the result is known. The result is of type <text:span text:style-name="T12">imm bit</text:span> by default. The unary complement operator !, operating on an <text:span text:style-name="T12">imm int</text:span> produces an <text:span text:style-name="T12">imm bit</text:span> result of 1 or 0 for true and false. </text:p>
      <text:p text:style-name="Standard">The operators &amp;&amp;, || and ! with only <text:span text:style-name="T12">imm bit</text:span> operands are interpreted by the compiler exactly like the logical operators &amp;, | and ~. There is little sense converting such bit operands to integers, evaluating the arithmetic expression and then converting back to a bit. It would be bad style to mix &amp;, | and ~ with &amp;&amp;, || and ! in the same logical expression. </text:p>
      <text:p text:style-name="Standard">The operators ? : implement conditional expressions, which are evaluated as a whole in an arithmetic context. The conditional expression </text:p>
      <text:p text:style-name="P20">expression_1 ? expression_2 : expression_3 </text:p>
      <text:p text:style-name="Standard">is a valid <text:span text:style-name="T3">immediate</text:span> arithmetic expression, which is triggered by a change in any <text:span text:style-name="T3">immediate</text:span> variable in any of the three expressions. It is possible to write mixed arithmetic and logical expressions, nested to any depth using the usual precedence rules and parentheses.</text:p>
      <text:p text:style-name="Standard"><text:span text:style-name="T7">Immediate</text:span> arithmetic expressions are evaluated as a whole as a C expression, every time one of their component <text:span text:style-name="T7">immediate</text:span> variables changes – but only then. <text:span text:style-name="T7">Immediate</text:span> bit expressions are compiled into a network of forward looking nodes, one for each bit operand and execute even more efficiently. </text:p>
      <text:p text:style-name="Standard"><text:span text:style-name="T3">Immediate</text:span> arithmetic and logical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text:p>
      <text:p text:style-name="P21"><text:bookmark-start text:name="DDE_LINK3"/><text:span text:style-name="T8">imm bit</text:span> a, b;<text:tab/>b = a;<text:tab/>// b is an alias for a<text:line-break/><text:span text:style-name="T8">imm int</text:span> j, k;<text:tab/>k = j;<text:tab/>// k is an alias for j<text:line-break/><text:span text:style-name="T8">imm int</text:span> two;<text:tab/>two = 2;<text:tab/>// two is an alias for 2<text:bookmark-end text:name="DDE_LINK3"/></text:p>
      <text:h text:style-name="P11" text:outline-level="2"><text:bookmark-start text:name="DDE_LINK2"/><text:bookmark-start text:name="DDE_LINK1"/><text:tab/><text:tab/><text:bookmark-end text:name="DDE_LINK2"/>Pragmas </text:h>
      <text:p text:style-name="Standard">Pragmas affect the compilation phase of an <text:span text:style-name="T7">iC</text:span> program. Pragmas are introduced by the keywords <text:span text:style-name="T13">use</text:span> or <text:span text:style-name="T13">no</text:span>. <text:span text:style-name="T13">use</text:span> turns an option on; <text:span text:style-name="T13">no</text:span> turns it off. Currently two pragmas are implemented: <text:span text:style-name="T13">alias</text:span> and <text:span text:style-name="T13">strict</text:span>.</text:p>
      <text:p text:style-name="P21"><text:bookmark-start text:name="DDE_LINK4"/><text:span text:style-name="T19">use alias</text:span>;<text:tab/>// equivalent to -A command line option<text:line-break/><text:span text:style-name="T19">no alias</text:span>;<text:tab/><text:tab/>// turn alias option off</text:p>
      <text:p text:style-name="P21"><text:bookmark-start text:name="DDE_LINK6"/><text:bookmark-end text:name="DDE_LINK4"/><text:span text:style-name="T19">use strict</text:span>;<text:tab/>// equivalent to -S command line option<text:line-break/><text:span text:style-name="T19">no strict</text:span>;<text:tab/>// turn strict option off<text:bookmark-end text:name="DDE_LINK6"/></text:p>
      <text:p text:style-name="Standard"><text:bookmark-start text:name="DDE_LINK5"/>The <text:span text:style-name="T13">alias</text:span> pragma or option results in aliases to generate a node in the generated C-code (default is to generate no node), which is required if several independent <text:span text:style-name="T7">iC</text:span> sources are to be compiled and linked together and one of these sources refers to an arithmetic (<text:span text:style-name="T20">imm int</text:span>) alias in one source by an extern reference in another source. The <text:span text:style-name="T13">use alias</text:span> option is also useful for debugging, because only when it is set, are alias names displayed as active words by <text:span text:style-name="T19">iClive</text:span>.<text:bookmark-end text:name="DDE_LINK5"/></text:p>
      <text:p text:style-name="Standard">The <text:span text:style-name="T13">strict</text:span> pragma or option<text:span text:style-name="T21"> forces the compiler to expect a declaration of all </text:span><text:span text:style-name="T22">immediate</text:span><text:span text:style-name="T21"> variables, before assignment. The default with </text:span><text:span text:style-name="T11">no strict</text:span><text:span text:style-name="T21">, is to generate an </text:span><text:span text:style-name="T20">imm bit</text:span><text:span text:style-name="T21"> node for an assignment to an undeclared name.</text:span> Similarly an assignment to an undeclared name from a CLOCK() or TIMER() function call results in a <text:bookmark-start text:name="DDE_LINK8"/>default <text:bookmark-start text:name="DDE_LINK9"/><text:span text:style-name="T20">imm clock</text:span><text:bookmark-end text:name="DDE_LINK9"/><text:bookmark-end text:name="DDE_LINK8"/> or <text:span text:style-name="T20">imm timer</text:span> variable. Such laxness is OK for small single source projects, but can lead to problems with larger projects. I had a case in a large project, where I had declared a number of <text:span text:style-name="T20">imm int</text:span> variables and mistyped one of them, so the correct name was not declared. This name was then assigned - but converted to <text:span text:style-name="T20">imm bit</text:span> and then back to <text:span text:style-name="T20">imm int</text:span> when used, leading to incorrect arithmetic.</text:p>
      <text:p text:style-name="Standard">Several options (currently only two) may be set or reset together in one pragma call:</text:p>
      <text:p text:style-name="P21"><text:bookmark-start text:name="DDE_LINK7"/><text:span text:style-name="T19">use alias strict</text:span><text:bookmark-end text:name="DDE_LINK7"/>;<text:tab/>// equivalent to -AS command line option<text:line-break/><text:span text:style-name="T19">no strict alias</text:span>;<text:tab/>// turn both options off</text:p>
      <text:p text:style-name="Standard">It is recommended to write <text:span text:style-name="T20">use alias strict</text:span><text:span text:style-name="T13">;</text:span> as the first line of all production <text:span text:style-name="T7">iC</text:span> programs - the space overhead for extra alias nodes is insignificant and debugging becomes much easier. <text:span text:style-name="T13">strict</text:span> is highly recommended anyway and results in no binary overhead. (Grateful acknowledgements to the designers of PERL).</text:p>
      <text:h text:style-name="P11" text:outline-level="2"><text:span text:style-name="T3"><text:tab/><text:tab/></text:span>Intrinsic limitations of <text:span text:style-name="T3">immediate</text:span> statements </text:h>
      <text:p text:style-name="Standard">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22"><text:span text:style-name="T10">imm bit</text:span><text:span text:style-name="T13"> a, b;<text:line-break/>a = a &amp; b;<text:tab/><text:tab/>// a locks up when b becomes 0<text:line-break/>b = </text:span><text:span text:style-name="T10">~</text:span><text:span text:style-name="T13">b | a;<text:tab/><text:tab/>// b oscillates when a is 0<text:line-break/></text:span><text:span text:style-name="T10">imm int</text:span><text:span text:style-name="T13"> j;<text:line-break/>j = j + 1;<text:tab/><text:tab/>// j never catches up with itself </text:span></text:p>
      <text:p text:style-name="Standard">For the above reason the C assignment operators +=, -= etc. as well as ++ and --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23"><text:span text:style-name="T10">imm bit</text:span><text:span text:style-name="T13"> gate, p;<text:line-break/></text:span><text:span text:style-name="T10">imm int</text:span><text:span text:style-name="T13"> j;<text:tab/><text:tab/>// j counts every rising edge<text:line-break/></text:span><text:span text:style-name="T10">if</text:span><text:span text:style-name="T13"> (gate &amp; p) </text:span><text:span text:style-name="T10">{</text:span><text:span text:style-name="T13"> j++; </text:span><text:span text:style-name="T10">}</text:span><text:span text:style-name="T13"><text:tab/><text:tab/>// of p, while gate is hi </text:span></text:p>
      <text:p text:style-name="Standard">In this example, <text:span text:style-name="T13">gate &amp; p</text:span> is an <text:span text:style-name="T3">immediate</text:span> expression that triggers execution of the <text:span text:style-name="T3">non-immediate</text:span> C statement <text:span text:style-name="T13">j++;</text:span> Assignment operators +=, -= etc. as well as ++ and -- with <text:span text:style-name="T3">immediate</text:span> <text:s/>variables are allowed in C statements. The above construct is one way to implement a counters in <text:span text:style-name="T3">iC</text:span>. A better way is shown in section <text:a xlink:type="simple" xlink:href="#6.5.SampleandHold%7Coutline">3.8 .</text:a></text:p>
      <text:h text:style-name="P24" text:outline-level="1"><text:tab/>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11" text:outline-level="2"><text:tab/>Unclocked flip-flop or LATCH</text:h>
      <text:p text:style-name="Standard">The unclocked version of the R-S flip-flop is called the LATCH function with the following calling sequence: </text:p>
      <text:p text:style-name="P21">LATCH(set, reset) <text:s text:c="2"/>or <text:s text:c="2"/>L(set, reset) </text:p>
      <text:p text:style-name="Standard">The following truth table describes the LATCH function: </text:p>
      <text:p text:style-name="P25"><text:span text:style-name="T13">set <text:s/>reset <text:s/>| L(set,reset)<text:line-break/> <text:s text:c="11"/>| <text:s text:c="3"/>Q<text:line-break/>------------+-------------<text:line-break/> 0 <text:s text:c="4"/>0 <text:s text:c="3"/>| <text:s text:c="3"/>Q<text:line-break/> 1 <text:s text:c="4"/>0 <text:s text:c="3"/>| <text:s text:c="3"/>1<text:line-break/> 0 <text:s text:c="4"/>1 <text:s text:c="3"/>| <text:s text:c="3"/>0<text:line-break/> 1 <text:s text:c="4"/>1 <text:s text:c="3"/>| <text:s text:c="3"/>Q </text:span><text:span text:style-name="T13"><text:note text:id="ftn2" text:note-class="footnote"><text:note-citation>2</text:note-citation><text:note-body><text:p text:style-name="P26"><text:s/><text:span text:style-name="T23">Note the memory behaviour of a LATCH when both </text:span><text:span text:style-name="T24">set</text:span><text:span text:style-name="T23"> and </text:span><text:span text:style-name="T24">reset</text:span><text:span text:style-name="T23"> is "one"</text:span></text:p><text:p text:style-name="P27"/></text:note-body></text:note></text:span></text:p>
      <text:p text:style-name="Standard">The LATCH function is particularly fast and efficient, using only a single gate node. It is of course possible to program a latch function with a pair of cross coupled OR gates in <text:span text:style-name="T3">iC</text:span>. This looks as follows:</text:p>
      <text:p text:style-name="Programm"><text:span text:style-name="T10">imm bit</text:span><text:span text:style-name="T13"> set, reset, Q, Qbar;<text:line-break/>Q <text:s text:c="3"/>= set <text:s text:c="2"/>| </text:span><text:span text:style-name="T10">~</text:span><text:span text:style-name="T13">Qbar;<text:line-break/>Qbar = reset | </text:span><text:span text:style-name="T10">~</text:span><text:span text:style-name="T13">Q; </text:span><text:span text:style-name="T13"><text:note text:id="ftn3" text:note-class="footnote"><text:note-citation>3</text:note-citation><text:note-body><text:p text:style-name="Standard"><text:span text:style-name="T25"><text:s/></text:span><text:span text:style-name="T26">Note for PLC programmers: the order of the </text:span><text:span text:style-name="T27">set</text:span><text:span text:style-name="T26"> and </text:span><text:span text:style-name="T27">reset</text:span><text:span text:style-name="T26"> statement has no influence on the output of flip flops and latches as it does in sequentially executed PLC programs - even in the case of this latch example using two gates.</text:span></text:p><text:p text:style-name="P28"/></text:note-body></text:note></text:span></text:p>
      <text:p text:style-name="Standard">The disadvantage of this implementation is the fact that its function as a latch is hidden, that two gates are used and that Qbar and Q are both "one", when set and reset are "one". The LATCH clearly shows its function.</text:p>
      <text:h text:style-name="P11" text:outline-level="2"><text:tab/>FORCE function</text:h>
      <text:p text:style-name="Standard">Closely related to the LATCH function is the FORCE function with the following calling sequence:</text:p>
      <text:p text:style-name="P21">FORCE(arg1, on, off) <text:s text:c="2"/>or <text:s text:c="2"/>F(arg1, on, off) </text:p>
      <text:p text:style-name="Standard">The following truth table describes the FORCE function: </text:p>
      <text:p text:style-name="P29">arg1 <text:s/>on <text:s text:c="3"/>off <text:s text:c="2"/>| F(arg1, on, off)<text:line-break/>------------------+---------------<text:line-break/> 0 <text:s text:c="4"/>0 <text:s text:c="4"/>0 <text:s text:c="3"/>| <text:s text:c="3"/>0<text:line-break/> 1 <text:s text:c="4"/>0 <text:s text:c="4"/>0 <text:s text:c="3"/>| <text:s text:c="3"/>1<text:line-break/> x <text:s text:c="4"/>1 <text:s text:c="4"/>0 <text:s text:c="3"/>| <text:s text:c="3"/>1<text:line-break/> x <text:s text:c="4"/>0 <text:s text:c="4"/>1 <text:s text:c="3"/>| <text:s text:c="3"/>0<text:line-break/> 0 <text:s text:c="4"/>1 <text:s text:c="4"/>1 <text:s text:c="3"/>| <text:s text:c="3"/>0<text:line-break/> 1 <text:s text:c="4"/>1 <text:s text:c="4"/>1 <text:s text:c="3"/>| <text:s text:c="3"/>1</text:p>
      <text:p text:style-name="Standard">The FORCE function passes the value of <text:span text:style-name="T13">arg1</text:span> to the output if both <text:span text:style-name="T13">on</text:span> and <text:span text:style-name="T13">off</text:span> are "zero" (or both are "one"). If only <text:span text:style-name="T13">on</text:span> is "one" then the output is forced to "one", independent of the value of <text:span text:style-name="T13">arg1</text:span>. Conversely if only <text:span text:style-name="T13">off</text:span> is "one" then the output is forced to "zero". This function is useful for testing.</text:p>
      <text:p text:style-name="Standard">Note for deep thinkers: the following expression generates a LATCH function from a FORCE function.</text:p>
      <text:p text:style-name="Programm"><text:span text:style-name="T13">(temp001 = FORCE(temp001, set, reset)) </text:span><text:span text:style-name="T13"><text:note text:id="ftn4" text:note-class="footnote"><text:note-citation>4</text:note-citation><text:note-body><text:p text:style-name="P28"><text:s/>This is how a LATCH is generated by the iC compiler from the more fundamental FORCE function.</text:p></text:note-body></text:note></text:span></text:p>
      <text:h text:style-name="P11" text:outline-level="2"><text:tab/>Clocked D flip-flop</text:h>
      <text:p text:style-name="Standard">The simplest clocked flip-flop is the D flip-flop or delay memory element, a function having a single input, an optional clock input and an output equal to the input in the previous clock period. </text:p>
      <text:p text:style-name="P21">D(expr, c) </text:p>
      <text:p text:style-name="Standard">The following truth table describes the D flip-flop: </text:p>
      <text:p text:style-name="P29">expr <text:s text:c="3"/>| D(expr,c)<text:line-break/> D n <text:s text:c="3"/>| <text:s text:c="2"/>Q n+1<text:line-break/>--------+----------<text:line-break/> 0 <text:s text:c="5"/>| <text:s text:c="2"/>0<text:line-break/> 1 <text:s text:c="5"/>| <text:s text:c="2"/>1 </text:p>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0">imm bit</text:span><text:span text:style-name="T13"> <text:s text:c="3"/>input;<text:line-break/></text:span><text:span text:style-name="T10">imm bit </text:span><text:span text:style-name="T13"><text:s text:c="3"/>rise <text:s text:c="2"/>= input &amp; </text:span><text:span text:style-name="T10">~</text:span><text:span text:style-name="T13">D(input);<text:line-break/></text:span><text:span text:style-name="T10">imm bit</text:span><text:span text:style-name="T13"> <text:s text:c="3"/>change = input ^ <text:s/>D(input); </text:span></text:p>
      <text:p text:style-name="Standard">The output 'rise' goes hi when 'input' goes hi and goes lo again when the output of the inverted D flip-flop goes lo after the next (implicit) clock pulse. The second example uses the exclusive-or operator ^ to generate a pulse on both the rising and falling edge of the input. </text:p>
      <text:h text:style-name="P11" text:outline-level="2"><text:tab/>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 Flop. Following the usage in IEC-1131, and because the set parameter precedes the reset parameter in the calling sequence, the clocked Set-Reset flip-flop was named SR flip-flop in <text:span text:style-name="T3">iC</text:span>: </text:p>
      <text:p text:style-name="P21">SR(set, reset, c) </text:p>
      <text:p text:style-name="Standard">The following truth table describes the SR flip-flop: </text:p>
      <text:p text:style-name="P29">set reset | SR(set,reset,c)<text:line-break/>S n <text:s/>R n <text:s/>| <text:s text:c="3"/>Q n+1<text:line-break/>----------+----------------<text:line-break/> 0 <text:s text:c="3"/>0 <text:s text:c="2"/>| <text:s text:c="3"/>Q n<text:line-break/>0-1 <text:s text:c="2"/>X <text:s text:c="2"/>| <text:s text:c="3"/>1<text:line-break/> X <text:s text:c="2"/>0-1 <text:s/>| <text:s text:c="3"/>0<text:line-break/> 1 <text:s text:c="3"/>1 <text:s text:c="2"/>| <text:s text:c="3"/>Q n </text:p>
      <text:p text:style-name="Standard">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1" text:outline-level="2"><text:tab/>Clocked SRX flip-flop</text:h>
      <text:p text:style-name="P30">In practice the simple clocked SR flip flop can be difficult to control under the following conditions:</text:p>
      <text:p text:style-name="P30">A 0-1set transition has occurred which sets the flip flop and some time later a 0-1 reset transiton occurs which does reset it, while set is still a 1. Even if reset goes back to 0, the set input is not active again until it goes back to 0 and then to 1 again. This works well in many situations, but can be counter intuitive for which reason the SRX flip flop or the JK flip can be used more effectively.</text:p>
      <text:p text:style-name="P30"/>
      <text:p text:style-name="P21">SRX(set, reset, c) </text:p>
      <text:p text:style-name="Standard">The following truth table describes the SRX flip-flop: </text:p>
      <text:p text:style-name="P29">set reset | SRX(set,reset,c)<text:line-break/>S n <text:s/>R n <text:s/>| <text:s text:c="3"/>Q n+1<text:line-break/>----------+----------------<text:line-break/> 0 <text:s text:c="3"/>0 <text:s text:c="2"/>| <text:s text:c="3"/>Q n<text:line-break/>0-1 <text:s text:c="2"/>0 <text:s text:c="2"/>| <text:s text:c="3"/>1<text:line-break/> 0 <text:s text:c="2"/>0-1 <text:s/>| <text:s text:c="3"/>0<text:line-break/> 1 <text:s text:c="3"/>1 <text:s text:c="2"/>| <text:s text:c="3"/>Q n<text:line-break/>1-0 <text:s text:c="2"/>1 <text:s text:c="2"/>| <text:s text:c="3"/>0<text:line-break/> 1 <text:s text:c="2"/>1-0 <text:s/>| <text:s text:c="3"/>1</text:p>
      <text:p text:style-name="P31">When either set and reset are 1, then the alternate internal input is 0 and if that external input is 1 it causes an internal 0-1 transition when the first input goes fro 1 to 0. </text:p>
      <text:h text:style-name="P11" text:outline-level="2"><text:tab/>Clocked JK flip-flop</text:h>
      <text:p text:style-name="Standard"><text:span text:style-name="T28">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21">JK(set, reset, c) </text:p>
      <text:p text:style-name="Standard">The following truth table describes the JK flip-flop: </text:p>
      <text:p text:style-name="P29">set reset | JK(set,reset,c)<text:line-break/>J n <text:s/>K n <text:s/>| <text:s text:c="3"/>Q n+1<text:line-break/>----------+----------------<text:line-break/> 0 <text:s text:c="3"/>0 <text:s text:c="2"/>| <text:s text:c="3"/>Q n<text:line-break/> 1 <text:s text:c="3"/>0 <text:s text:c="2"/>| <text:s text:c="3"/>1<text:line-break/> 0 <text:s text:c="3"/>1 <text:s text:c="2"/>| <text:s text:c="3"/>0<text:line-break/> 1 <text:s text:c="3"/>1 <text:s text:c="2"/>| <text:s text:c="2"/><text:span text:style-name="T8">~</text:span>Q n </text:p>
      <text:h text:style-name="P11" text:outline-level="2"><text:tab/>D flip-flop with Set and Reset</text:h>
      <text:p text:style-name="Standard">D flip-flops may have an optional reset input. Another option is to have both a set and reset input as well as the D input. The names of these variants indicate which parameters are required:</text:p>
      <text:p text:style-name="P21">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6">iClock</text:span> is used.</text:p>
      <text:h text:style-name="P11" text:outline-level="2"><text:tab/>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21">SRT(set, timer, delay)<text:line-break/>SRT(set, reset, timer, delay)</text:p>
      <text:p text:style-name="Standard">Instead of clocking with a delay TIMER, any clock may be used. The SRT monoflop is then reset on the next clock pulse after it has been set. When no clock is specified <text:span text:style-name="T6">iClock</text:span> is used, which produces a thin pulse, one clock period wide.</text:p>
      <text:h text:style-name="P11" text:outline-level="2"><text:tab/>Sample and Hold</text:h>
      <text:p text:style-name="Standard">This function is a direct analogy of the clocked D flip-flop for arithmetic values. The arithmetic output equals the arithmetic input in the previous clock period. </text:p>
      <text:p text:style-name="P21">SH(arithmeticExpr, c)</text:p>
      <text:p text:style-name="Standard">The sample and hold function can be used to sample fast changing inputs at a constant clock rate. Other uses are the implementation of many useful constructs such as state machines, counters and shift registers, to name a few.</text:p>
      <text:p text:style-name="P32"><text:span text:style-name="T10">imm int</text:span><text:span text:style-name="T13"> count = SH(count + 1, c);<text:tab/>// count clock c pulses<text:line-break/>// shift register with b as input in the least significant bit.<text:line-break/></text:span><text:span text:style-name="T10">imm bit</text:span><text:span text:style-name="T13"> b;<text:tab/><text:tab/><text:tab/>// b assigned somewhere else<text:line-break/></text:span><text:span text:style-name="T10">imm int</text:span><text:span text:style-name="T13"> shift = SH((shift &lt;&lt; 1) + b, c);</text:span></text:p>
      <text:h text:style-name="P11" text:outline-level="2"><text:tab/>Sample and Hold with Set and Reset</text:h>
      <text:p text:style-name="Standard">The Sample and Hold function also comes with either reset or set and reset input. When the reset input is clocked, the output is set to all 0's. By analogy when the set input is clocked the output is set to all 1's. Set and Reset are imm bit expressions, whereas the main input and the output are imm int.</text:p>
      <text:p text:style-name="P21">SHR(arithmeticExpr, reset, c)<text:line-break/>SHSR(arithmeticExpr, set, reset, c)</text:p>
      <text:h text:style-name="P11" text:outline-level="2"><text:tab/>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and CHANGE(expr,c) are implemented in <text:span text:style-name="T3">iC</text:span>. The following statements achieve the same results: </text:p>
      <text:p text:style-name="P33">imm bit input;<text:line-break/>imm bit rise <text:s text:c="2"/>= RISE(input);<text:tab/>// pulse on rising edge<text:line-break/>imm bit fall <text:s text:c="2"/>= RISE(~input);<text:tab/>// pulse on falling edge <text:line-break/>imm bit change = CHANGE(input);<text:tab/>// pulse on both edges</text:p>
      <text:p text:style-name="Standard">A pulse on the falling edge if input is generated by: </text:p>
      <text:p text:style-name="Programm"/>
      <text:p text:style-name="Standard">The CHANGE function is also implemented for arithmetic expressions. </text:p>
      <text:p text:style-name="Programm"><text:span text:style-name="T10">imm int</text:span><text:span text:style-name="T13"> value;<text:line-break/></text:span><text:span text:style-name="T10">imm bit</text:span><text:span text:style-name="T13"> arithmeticChange = CHANGE(value, clk); </text:span></text:p>
      <text:p text:style-name="Standard">The bit variable arithmeticChange pulses every time value changes, qualified by the clock clk. The clock limits the rate at which changes are recognized. This is often useful with numeric values, which may change at a high rate, and a slower sampling rate is called for. </text:p>
      <text:p text:style-name="Standard">NOTE: there is a significant difference between the output of the RISE function and the output of the SRT monoflop. The output of the RISE function turns on with the rising input signal and turns off again on the first clock. The output of the monoflop turns on with the first clock after the set signal and turns off with the first clock after that, which must be one clock pulse later, assuming the same clock is used for set and internal reset. When the two clocks are different, which is usual for SRT monoflops, the case is different again.</text:p>
      <text:h text:style-name="P11" text:outline-level="2"><text:tab/>Clock Signals</text:h>
      <text:p text:style-name="Standard">There are two types of Clock signal, '<text:span text:style-name="T13">clock</text:span>' and '<text:span text:style-name="T13">timer</text:span>'. It is important to realize that Clock signals are not of the same type as logic signals. Clock signals are declared as follows:</text:p>
      <text:p text:style-name="P21">imm clock myClock;<text:line-break/>imm timer myTimer;</text:p>
      <text:p text:style-name="Standard">Under no circumstances may clocks be interconnected with logic signals. Any attempt to do so generates an error message. Clock signals in <text:span text:style-name="T3">iC</text:span> are best thought of as timeless pulses, whose occurrence marks the separation of one clock period from the next clock period. All the clocked functions in <text:span text:style-name="T3">iC</text:span> follow the Master-Slave principle. The Master element in a D flip-flop follows the input. The output of this Master gate is transferred to the Slave element during the active phase of the next clock pulse. The output of the Slave element is the output of the D flip-flop. All the Master-Slave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Standard">Clock signals can come from three different sources. <text:s/></text:p>
      <text:h text:style-name="P11" text:outline-level="2"><text:tab/>Built-in <text:span text:style-name="T3">immediate</text:span> clock</text:h>
      <text:p text:style-name="Standard">There is a built-in <text:span text:style-name="T3">immediate</text:span> clock with the name <text:span text:style-name="T13">iClock</text:span>. This clock runs at the highest system rate. <text:span text:style-name="T13">iClock</text:span> is used as the default clock, when no other clock is specified. It may also be specified by the name <text:s/><text:span text:style-name="T13">iClock</text:span> when no default clock is allowed by the syntax of a function call.</text:p>
      <text:p text:style-name="P21">x = SR(a, b);<text:tab/>// Set and Reset clocked by built-in iClock</text:p>
      <text:p text:style-name="P34"><text:span text:style-name="T13">y = SR(a, iClock, b, myClock);<text:tab/>// clock for the Set argument<text:line-break/><text:tab/><text:tab/><text:tab/><text:tab/>// must be named if different<text:line-break/><text:tab/><text:tab/><text:tab/><text:tab/>// </text:span>from the Reset clock</text:p>
      <text:h text:style-name="P11" text:outline-level="2"><text:tab/>CLOCK function</text:h>
      <text:p text:style-name="Standard">The second source of clock signals is the CLOCK function, which has one or two logic inputs and an optional clock input. The CLOCK function produces an output clock pulse during the active phase of the input clock, which follows a 0 to 1 transition of one of the logic inputs. If no clock input is specified, iClock is used. All CLOCK outputs are synchronous with their input clock. </text:p>
      <text:p text:style-name="P21">imm clock clk = CLOCK(b);<text:tab/>// clock on the rising edge of b<text:line-break/><text:tab/><text:tab/><text:tab/>// clocked by ‘iClock’<text:line-break/>imm clock cl2 = CLOCK(b,<text:span text:style-name="T8">~</text:span>b);<text:tab/>// clock on rising and falling edge <text:tab/><text:tab/><text:tab/>// of b, clocked by ‘iClock’<text:line-break/>imm bit <text:s text:c="2"/>y <text:s text:c="2"/>= D(a, clk);<text:tab/>// D flip-flop clocked by ‘clk’ <text:line-break/></text:p>
      <text:p text:style-name="P35">iClock|_|_|_|_|_|_|_|_|_|_|_|_|_|_|_|_|_|_|_|_|_|_|_|_|_|_|<text:line-break/><text:line-break/>b <text:s text:c="4"/>|~|_|~|_|~|_|~|_|~|_|~|_|~|_|~|_|~|_|~|_|~|_|~|_|~|_|<text:line-break/><text:line-break/>clk <text:s text:c="2"/>__|___|___|___|___|___|___|___|___|___|___|___|___|___<text:line-break/><text:line-break/>a <text:s text:c="4"/>__|~~~~~~~~~~~~~~~~~~~|_______|~~~~~~~|___|~~~~~~~~~~<text:line-break/><text:line-break/>y <text:s text:c="4"/>______|~~~~~~~~~~~~~~~~~~~|_______|~~~~~~~|___|~~~~~~~</text:p>
      <text:p text:style-name="P36"/>
      <text:h text:style-name="P11" text:outline-level="2"><text:tab/>TIMER function</text:h>
      <text:p text:style-name="Standard">The third source of clock signals is the TIMER function, which also has one or two logic inputs and an optional clock input. The clock pulses generated by the TIMER function are generated in precisely the same way and at the same time as clock pulses from a CLOCK function with the same inputs. TIMER pulses differ from CLOCK pulses in the way they are used. Clock inputs from a TIMER source must be followed by an arithmetic expression, which may be a constant value. The value of the arithmetic expression is read on the rising edge of the associated logic input, and the result n is used to count timer pulses. The n'th TIMER pulse after the rising input clocks the output. On the falling edge of the logic input the output is clocked immediately by <text:span text:style-name="T13">iClock</text:span>. A TIMER clock used with a D flip-flop 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21">imm timer tim = TIMER(b);<text:tab/>// timer on the rising edge of b<text:line-break/><text:tab/><text:tab/><text:tab/>// clocked by iClock<text:line-break/>imm bit <text:s text:c="2"/>z <text:s text:c="2"/>= D(a, tim, 3);// D flip-flop clocked by tim,<text:line-break/><text:tab/><text:tab/>// turn on delayed by 3 tim pulses,<text:line-break/><text:tab/><text:tab/>// immediate turn off clocked by iClock </text:p>
      <text:p text:style-name="P35">iClock|_|_|_|_|_|_|_|_|_|_|_|_|_|_|_|_|_|_|_|_|_|_|_|_|_|_|<text:line-break/><text:line-break/>b <text:s text:c="4"/>|~|_|~|_|~|_|~|_|~|_|~|_|~|_|~|_|~|_|~|_|~|_|~|_|~|_|<text:line-break/><text:line-break/>tim <text:s text:c="2"/>__|___|___|___|___|___|___|___|___|___|___|___|___|___<text:line-break/><text:line-break/>a <text:s text:c="2"/>_|~~~~~~~~~~~~~~~~~~~~|_____|~~~~~~~~~|_|~~~~~~~~~~~~~~~<text:line-break/> <text:s text:c="4"/>&lt;--3 tim--&gt; <text:s text:c="8"/>im <text:s text:c="5"/>&lt;-short-&gt; <text:s text:c="2"/>&lt;--3 tim--&gt; <text:line-break/>z <text:s text:c="2"/>____________|~~~~~~~~~|_____________________________|~~~</text:p>
      <text:p text:style-name="Standard">Both CLOCK and TIMER functions have optional clock inputs, which come from other CLOCK and TIMER functions. The cascading of these functions allows the realization of many useful applications. </text:p>
      <text:h text:style-name="P11" text:outline-level="2"><text:tab/>Built-in Inputs</text:h>
      <text:p text:style-name="Standard">There are a number of inputs, which have such universal significance, that they are implemented in the run time system.</text:p>
      <text:h text:style-name="P11" text:outline-level="2"><text:tab/>iClock</text:h>
      <text:p text:style-name="Standard">There is a built-in <text:span text:style-name="T3">immediate</text:span> clock with the name <text:span text:style-name="T13">iClock</text:span>. This clock runs at the highest system rate. The name <text:span text:style-name="T13">iClock</text:span> is built-in and may be used as defined above in <text:a xlink:type="simple" xlink:href="#6.8.Built-inimmediateclock%7Coutline">3.11.1.</text:a></text:p>
      <text:p text:style-name="Standard">Because secondary clocks either use <text:span text:style-name="T13">iClock</text:span> by default, or another clock that is eventually clocked by <text:span text:style-name="T13">iClock</text:span>, all clocks (and timers) are synchronous with <text:span text:style-name="T13">iClock</text:span>. The execution of <text:span text:style-name="T3">immediate</text:span> logic is triggered by some input, which causes evaluation of follow up statements, until no more changes occur. <text:span text:style-name="T13">iClock</text:span> generates a clock pulse after every such burst of activity in the logic. <text:span text:style-name="T13">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C. There are support tools which can measure and display this time in microseconds.</text:p>
      <text:h text:style-name="P11" text:outline-level="2"><text:tab/>End of Initialization</text:h>
      <text:p text:style-name="Standard">The rising edge of <text:span text:style-name="T13">TX0.0</text:span> is guaranteed to be the first input to the system and can be used for initializing user constructs. It is high for the remainder of the program (forever as far as applications are concerned)</text:p>
      <text:p text:style-name="P21">TX0.0<text:tab/>EOI, off during initialization, then always on</text:p>
      <text:h text:style-name="P11" text:outline-level="2"><text:tab/>Timing inputs</text:h>
      <text:p text:style-name="Standard">To allow programs to work with real time, the following timing inputs have been provided: </text:p>
      <text:p text:style-name="P21">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Standard">The timing inputs can be used to generate clocks, which are synchronous with real time. For example:</text:p>
      <text:p text:style-name="P21">imm clock clk100m = CLOCK(TX0.4);<text:tab/>// every 100 milliseconds</text:p>
      <text:h text:style-name="P11" text:outline-level="2"><text:tab/>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7">iC</text:span> compiler can generate warnings if I/O fields overlap. In the default case, each size variable is assumed to be in its own address space and the address of each variable is simply in index into each address space.</text:p>
      <text:h text:style-name="P11" text:outline-level="2"><text:tab/>Digital inputs</text:h>
      <text:p text:style-name="P2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1">IX1.0<text:tab/>bit 0 of input byte 1<text:line-break/>IX1.1<text:tab/>bit 1 of input byte 1<text:line-break/>...</text:p>
      <text:h text:style-name="P11" text:outline-level="2"><text:tab/>Digital outputs</text:h>
      <text:p text:style-name="P2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1">QX1.0<text:tab/>bit 0 of output byte 1<text:line-break/>QX1.1<text:tab/>bit 1 of output byte 1<text:line-break/>...</text:p>
      <text:h text:style-name="P11" text:outline-level="2"><text:tab/>Analog inputs</text:h>
      <text:p text:style-name="P21">IB2<text:tab/>input byte 2 – pre-declared as imm int<text:line-break/>IB3<text:tab/>input byte 3<text:line-break/>IB4<text:tab/>input byte 4<text:line-break/>IB5<text:tab/>input byte 5</text:p>
      <text:p text:style-name="P21">IW6<text:tab/>input word 6<text:line-break/>IW8<text:tab/>input word 8<text:line-break/>...</text:p>
      <text:h text:style-name="P11" text:outline-level="2"><text:tab/>Analog outputs</text:h>
      <text:p text:style-name="P21">QB2<text:tab/>output byte 2 – pre-declared as imm int<text:line-break/>QB3<text:tab/>output byte 3<text:line-break/>QB4<text:tab/>output byte 4<text:line-break/>QB5<text:tab/>output byte 5</text:p>
      <text:p text:style-name="P21">QW6<text:tab/>output word 6<text:line-break/>QW8<text:tab/>output word 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at the start of an iC program. One advantage of this scheme is, that if an input or output is physically moved to another I/O pin, only 1 statement in the source needs to be changed.</text:p>
      <text:p text:style-name="P21">imm bit<text:tab/>waterLo, motorOn, heaterOn;<text:line-break/>imm int<text:tab/>waterTemp, motorSpeed;</text:p>
      <text:p text:style-name="P21">waterLo<text:tab/>= IX1.3;<text:tab/>// these statements define aliases<text:line-break/>waterTemp<text:tab/>= IB2;<text:tab/>// which produce no run-time overhead</text:p>
      <text:p text:style-name="P21">QX10.2<text:tab/>= motorOn;<text:line-break/>QX10.3<text:tab/>= heaterOn;<text:line-break/>QW8<text:tab/>= motorSpeed;</text:p>
      <text:p text:style-name="Standard">IEC-1131 I/O variable names are pre-declared as immediate variables in iC program code, but they are not defined in embedded C code. Only variables declared with an <text:span text:style-name="T13">imm bit</text:span> or <text:span text:style-name="T13">imm int</text:span> statement are defined in C code. If I/O variables must be accessed in C code the alternate names must be used. This is another reason for defining descriptive names for I/O variables.</text:p>
      <text:h text:style-name="P24" text:outline-level="1"><text:tab/>User defined immediate Functions or Function Blocks</text:h>
      <text:p text:style-name="Standard">User defined <text:span text:style-name="T7">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7">immediate</text:span> Function Block is a separate <text:span text:style-name="T7">immediate</text:span> subsystem with <text:span text:style-name="T7">immediate</text:span> parameters which are its inputs and outputs from other section of the <text:span text:style-name="T7">immediate</text:span> system, an optional return value which must be assigned and optional internal immediate variables, which must be declared inside the function block.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1" text:outline-level="2"><text:tab/>immediate Function Block Definition</text:h>
      <text:p text:style-name="P37">An <text:span text:style-name="T7">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7">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text:p>
      <text:p text:style-name="Standard">The return value may be one of 5 types:</text:p>
      <text:p text:style-name="P21">imm void<text:tab/>// which means no value is returned<text:line-break/>imm bit<text:line-break/>imm int<text:line-break/>imm clock<text:line-break/>imm timer</text:p>
      <text:p text:style-name="P38">The <text:span text:style-name="T13">imm</text:span> modifier is mandatory for the return type – it identifies an immediate Function Block Definition syntactically. The Function Block Name can be any valid name starting with a letter followed by any number of alphanumeric characters or underscore. (a leading underscore should be avoided). The name must be distinct from all other immediate variable names in a project.</text:p>
      <text:p text:style-name="P38">The individual parameters in the parameter list must be of the following 4 types:</text:p>
      <text:p text:style-name="P21">imm bit<text:tab/>// or simply<text:tab/>bit<text:line-break/>imm int<text:tab/>// or simply<text:tab/>int<text:line-break/>imm clock<text:tab/>// or simply<text:tab/>clock<text:line-break/>imm timer<text:tab/>// or simply<text:tab/>timer</text:p>
      <text:p text:style-name="P38">The <text:span text:style-name="T13">imm</text:span> modifier is optional for parameters in the parameter list. The variable declared is nevertheless immediate. Parameters may be either value parameters in which case only their type is written in the list or the parameter may be an immediate variable to which a value from the function block is to be assigned. In this case the type of the parameter must be preceded by the keyword <text:span text:style-name="T13">assign</text:span>.</text:p>
      <text:p text:style-name="P38">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3">imm void</text:span> it must contain a <text:span text:style-name="T13">return</text:span> statement, which follows the usual C-syntax. The semantics of the <text:s/><text:span text:style-name="T13">return</text:span> statement is the assignment to the variable to which the function block is assigned, when it is called. The <text:span text:style-name="T13">return</text:span> value may be used inside the function block and is identified by the keyword <text:span text:style-name="T13">this</text:span>. An <text:span text:style-name="T13">imm void</text:span> function block may not contain a <text:span text:style-name="T13">return</text:span> statement and may not be assigned when called. </text:p>
      <text:p text:style-name="P38">Each <text:span text:style-name="T13">assign</text:span> parameter must be on the left side of an assignment statement in the function block. The values of assign parameters may be used inside the function block. Each variable declared inside the function block must also be assigned in the function block. Variables declared <text:span text:style-name="T13">extern</text:span> outside or inside the function block may not be assigned to inside the function block. As is the case with I-O variables (which are implicitly extern) <text:span text:style-name="T13">extern</text:span> variables may only be used as values inside the function block. They may not be declared again as local inside the function block. Variables declared extern in a function may be declared after the definition of the function block in the iC code following the definition to declare that the variable will be assigned in this module but not in another function definition. That is not quite correct – a variable with the same name may be declared in another function, but it is a different formal variable local to that function. </text:p>
      <text:p text:style-name="P38">All <text:span text:style-name="T7">immediate</text:span> statement types – assignments if else switch and Built in Functions may be used in Function Blocks. Function Blocks may be nested to any depth as long as function blocks are used which have been previously defined. This implies that functions blocks cannot be called recursively, either directly or indirectly. Function Blocks may be very simple one line definitions or complex systems with hundreds of parameters. Several examples follow:</text:p>
      <text:p text:style-name="P38">The SRX flip flop is built into the compiler, but defined in just this way during initialisation of the compiler. In the latest version of the compiler, all but the most primitive built ins, are defined as function blocks.</text:p>
      <text:p text:style-name="P21">/* SRX flip flop defined as a function block */</text:p>
      <text:p text:style-name="P21">imm bit srx(imm bit set, imm clock scl,<text:line-break/><text:tab/> <text:s/>imm bit res, imm clock rcl)<text:line-break/>{<text:line-break/><text:tab/>return SR(set &amp; ~res, scl, ~set &amp; res, rcl;<text:line-break/>}</text:p>
      <text:p text:style-name="P38">The CountClk function adds '<text:span text:style-name="T13">increment</text:span>' to '<text:span text:style-name="T13">this</text:span>' for every occurrence of '<text:span text:style-name="T13">clk</text:span>':</text:p>
      <text:p text:style-name="P21">imm int CountClk(imm clock clk, imm int increment)<text:line-break/>{<text:line-break/><text:tab/>return SH(this + increment, clk);<text:line-break/>}</text:p>
      <text:p text:style-name="P38">The CountBit function adds '<text:span text:style-name="T13">increment</text:span>' to '<text:span text:style-name="T13">this</text:span>' for every rising edge of '<text:span text:style-name="T13">step</text:span>':</text:p>
      <text:p text:style-name="P21">imm int CountBit(imm bit step, imm int increment)<text:line-break/>{<text:line-break/><text:tab/>return CountClk(CLOCK(step), increment); // nested call<text:line-break/>}</text:p>
      <text:p text:style-name="P38">The SelectClk function selects either a 100 ms or a 1 second clock with variable '<text:span text:style-name="T13">second</text:span>':</text:p>
      <text:p text:style-name="P21">imm clock SelectClk(imm bit second)<text:line-break/>{<text:line-break/><text:tab/>return CLOCK(TX0.4 &amp; ~second |<text:tab/>// 100 ms<text:line-break/><text:tab/><text:tab/> <text:s text:c="2"/>TX0.5 &amp; <text:s/>second );<text:tab/>// 1 second<text:line-break/>}</text:p>
      <text:p text:style-name="P38">The following function block ADConvert assigns the conversion of <text:span text:style-name="T13">int val</text:span> to 8 <text:span text:style-name="T13">assign bit</text:span> variables <text:span text:style-name="T13">b0</text:span> to <text:span text:style-name="T13">b7</text:span> passed as parameters (<text:span text:style-name="T13">imm</text:span> is implied for value and assign parameters).</text:p>
      <text:p text:style-name="P21">/* Analog to digital conversion of a byte value */<text:line-break/>imm void ADConvert(int val,<text:line-break/><text:tab/><text:tab/>assign bit b0,<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38">Note: the parameter list may have a trailing comma before the closing parentheses. This is generally the case for comma separated lists in iC and makes it easier to edit the lists and copy parameters when written vertically, which is useful for large parameter lists.</text:p>
      <text:p text:style-name="P38">The <text:span text:style-name="T7">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applies over several separately compiled modules ensuring that there is no clash of compiler generated variable names.</text:p>
      <text:h text:style-name="P11" text:outline-level="2"><text:tab/>immediate Function Block Call</text:h>
      <text:p text:style-name="P37">An immediate Function Block is called in a similar fashion to a C-function, again with some significant differences. If it is an imm void function it is called like a subroutine:</text:p>
      <text:p text:style-name="P21">ADConvert(IB1,<text:line-break/><text:tab/><text:tab/>QX0.0, QX0.1, QX0.2, QX0.3,<text:line-break/><text:tab/><text:tab/>QX0.4, QX0.5, QX0.6, QX0.7,<text:line-break/><text:tab/> <text:s text:c="4"/>);</text:p>
      <text:p text:style-name="P39">Note: the trailing comma before the closing parentheses. This call will assign bits 0 to 7 of <text:span text:style-name="T13">IB1</text:span> to <text:span text:style-name="T13">IX0.0</text:span> to <text:span text:style-name="T13">IX0.7</text:span>.</text:p>
      <text:p text:style-name="P39">A Function Block with a return value must be assigned to a suitable variable. An <text:span text:style-name="T13">imm bit</text:span> function may be assigned to an <text:span text:style-name="T13">imm int</text:span> variable and vice versa – appropriate conversion takes place. <text:span text:style-name="T13">imm clock</text:span> and <text:span text:style-name="T13">imm timer</text:span> functions can only be assigned to correctly declared <text:span text:style-name="T13">clock</text:span> or <text:span text:style-name="T13">timer</text:span> variables.</text:p>
      <text:p text:style-name="P21">/* count every rise of IX1.1 */<text:line-break/>imm int count = CountBit(IX1.0, 1);</text:p>
      <text:p text:style-name="P21">/* selects 1 sec when IX1.7 is on else 100 ms */<text:line-break/>imm clock clk = SelectClk(IX1.7);</text:p>
      <text:p text:style-name="P39">Real parameters of type <text:span text:style-name="T13">imm int</text:span> and <text:span text:style-name="T13">imm bit</text:span> may be mismatched with their formal parameter types – real value and assign parameters will be forced to their correct type. Real assign parameters of type <text:span text:style-name="T13">imm clock</text:span> and <text:span text:style-name="T13">imm timer</text:span> must match – so must a value parameter of type <text:span text:style-name="T13">imm timer</text:span>. The handling if formal <text:s/><text:span text:style-name="T13">imm clock</text:span> parameters is more complex allowing the use of default clocks.</text:p>
      <text:p text:style-name="P39">Positions for formal <text:span text:style-name="T13">imm clock</text:span> parameters are handled as follows:</text:p>
      <text:list text:style-name="L8">
        <text:list-item>
          <text:p text:style-name="P40">the position may be filled by a real <text:span text:style-name="T13">imm clock</text:span> parameter including <text:span text:style-name="T13">iClock</text:span>.</text:p>
        </text:list-item>
        <text:list-item>
          <text:p text:style-name="P41">the position may be filled by a real <text:span text:style-name="T13">imm timer</text:span> parameter followed by an optional <text:span text:style-name="T13">imm int</text:span> delay (if delay is left out it will be set to 1).</text:p>
        </text:list-item>
        <text:list-item>
          <text:p text:style-name="P41">the position may be left out, in which case the next clock or timer parameter on the right will be replicated for the position. If there is no real clock parameter following on the right, <text:span text:style-name="T13">iClock</text:span> will be used as default.</text:p>
        </text:list-item>
      </text:list>
      <text:p text:style-name="P39">Real <text:span text:style-name="T13">timer</text:span> parameters for formal <text:span text:style-name="T13">timer</text:span> parameters cannot be extended by a delay – the delay used is determined in the function block with delay(s) associated with the formal <text:span text:style-name="T13">timer</text:span> parameter. </text:p>
      <text:p text:style-name="P39">The following calls of the user defined srx() function block (which is identical to the built in SRX) with two formal clock parameters – one each for set and reset.</text:p>
      <text:p text:style-name="P21">imm clock c = CLOCK(IX1.1);<text:line-break/>imm timer t = TIMER(IX1.2);<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39">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39">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39">The implementation consists of several function blocks:</text:p>
      <text:p text:style-name="P42">feeder() controls the insertion of the destination code onto the initial feeder segment of the <text:tab/>belt.<text:tab/><text:line-break/>segment() controls one of the 32 identical segments of the belt.<text:tab/><text:line-break/>belt() is a function block for one belt, calling feeder() once and segment() 32 times.<text:tab/><text:line-break/>Finally belt() is called 4 times – once for each belt.<text:tab/><text:line-break/>tick() is an auxiliary function block generating strobe pulses for the simulation. Note the way <text:tab/>it is called in the strobe parameter position of belt().</text:p>
      <text:p text:style-name="P39">The compiled program is 96 Kbytes in size consisting of 1944 Gate nodes, 8642 links and 10 C functions consisting of 1 line of C code each.</text:p>
      <text:p text:style-name="P43">/********************************************************************</text:p>
      <text:p text:style-name="P43"><text:s/>*</text:p>
      <text:p text:style-name="P43"><text:s/>*<text:tab/>Parcel sorter for long belts</text:p>
      <text:p text:style-name="P43"><text:s/>*<text:tab/>Author:<text:tab/>J.E. Wulff</text:p>
      <text:p text:style-name="P43"><text:s/>*<text:tab/>Source: Test8/sorti.ic</text:p>
      <text:p text:style-name="P43"><text:s/>*</text:p>
      <text:p text:style-name="P43"><text:s/>*******************************************************************/</text:p>
      <text:p text:style-name="P43"/>
      <text:p text:style-name="P43">/********************************************************************</text:p>
      <text:p text:style-name="P43"><text:s/>*</text:p>
      <text:p text:style-name="P43"><text:s/>*<text:tab/>Feeder segment</text:p>
      <text:p text:style-name="P43"><text:s/>*</text:p>
      <text:p text:style-name="P43"><text:s/>*******************************************************************/</text:p>
      <text:p text:style-name="P43"/>
      <text:p text:style-name="P43">imm bit feeder(<text:tab/><text:tab/><text:tab/>/* feeds code into feeder segment */</text:p>
      <text:p text:style-name="P43"><text:tab/>imm bit transfer,<text:tab/>/* photo cell to transfer code */</text:p>
      <text:p text:style-name="P43"><text:s/>assign<text:tab/>imm int carryOut,<text:tab/>/* shift bit (as int) for the following segment */</text:p>
      <text:p text:style-name="P43"><text:tab/>imm int code,<text:tab/><text:tab/>/* destination code - 0 to 31 */</text:p>
      <text:p text:style-name="P43"><text:tab/>imm int length,<text:tab/><text:tab/>/* sets the length of the segment */</text:p>
      <text:p text:style-name="P43"><text:tab/>imm int width,<text:tab/><text:tab/>/* width of lock frame 6 + 6 for 0x7f */</text:p>
      <text:p text:style-name="P43"><text:tab/>imm clock c,<text:tab/><text:tab/>/* stepping clock for the belt */</text:p>
      <text:p text:style-name="P43"><text:s text:c="4"/>)</text:p>
      <text:p text:style-name="P43">{</text:p>
      <text:p text:style-name="P43"><text:s text:c="4"/>extern imm bit reset;<text:tab/>/* general re-initialisation */</text:p>
      <text:p text:style-name="P43"><text:s text:c="4"/>imm bit pip <text:s text:c="2"/>= RISE(transfer &amp; ~this &amp; ~reset, c);</text:p>
      <text:p text:style-name="P43"><text:s text:c="4"/>imm int shift = SHR((shift &lt;&lt; 1) + (pip * (0x41 + (code &lt;&lt; 1))), c, reset);</text:p>
      <text:p text:style-name="P43"><text:s text:c="4"/>imm int mask <text:s/>= 0x41 &lt;&lt; width;</text:p>
      <text:p text:style-name="P43"><text:s text:c="4"/>carryOut = (shift &gt;&gt; length) &amp; 1;</text:p>
      <text:p text:style-name="P43"><text:s text:c="4"/>return SRX(pip,<text:tab/><text:tab/>/* unlock after width steps */</text:p>
      <text:p text:style-name="P43"><text:tab/> <text:s text:c="6"/>(shift &amp; mask) == mask | reset, c);</text:p>
      <text:p text:style-name="P43">}</text:p>
      <text:p text:style-name="P43"/>
      <text:p text:style-name="P43">/********************************************************************</text:p>
      <text:p text:style-name="P43"><text:s/>*</text:p>
      <text:p text:style-name="P43"><text:s/>*<text:tab/>Segment</text:p>
      <text:p text:style-name="P43"><text:s/>*</text:p>
      <text:p text:style-name="P43"><text:s/>*<text:tab/>Each segment controls one gate and may be up to 32 steps long</text:p>
      <text:p text:style-name="P43"><text:s/>*</text:p>
      <text:p text:style-name="P43"><text:s/>*******************************************************************/</text:p>
      <text:p text:style-name="P43"/>
      <text:p text:style-name="P43">imm bit segment(<text:tab/><text:tab/>/* returns gate control output */</text:p>
      <text:p text:style-name="P43"><text:tab/>imm int carryIn,<text:tab/>/* shift bit (as int) from the previous segment */</text:p>
      <text:p text:style-name="P43"><text:s/>assign<text:tab/>imm int carryOut,<text:tab/>/* shift bit (as int) for the following segment */</text:p>
      <text:p text:style-name="P43"><text:tab/>imm int code,<text:tab/><text:tab/>/* code identifying this segment */</text:p>
      <text:p text:style-name="P43"><text:tab/>imm int length,<text:tab/><text:tab/>/* segment length */</text:p>
      <text:p text:style-name="P43"><text:tab/>imm int width,<text:tab/><text:tab/>/* width of the gate */</text:p>
      <text:p text:style-name="P43"><text:tab/>imm clock c,<text:tab/><text:tab/>/* stepping clock for the belt */</text:p>
      <text:p text:style-name="P43"><text:s text:c="4"/>)</text:p>
      <text:p text:style-name="P43">{</text:p>
      <text:p text:style-name="P43"><text:s text:c="4"/>extern imm bit reset;<text:tab/>/* general re-initialisation */</text:p>
      <text:p text:style-name="P43"><text:s text:c="4"/>imm int shift = SHR((shift &lt;&lt; 1) + carryIn, c, reset);</text:p>
      <text:p text:style-name="P43"><text:s text:c="4"/>imm int mask <text:s/>= 0x41 &lt;&lt; width;</text:p>
      <text:p text:style-name="P43"><text:s text:c="4"/>carryOut = (shift &gt;&gt; length) &amp; 1;</text:p>
      <text:p text:style-name="P43"><text:s text:c="4"/>return SRX((shift &amp; 0x7f) == 0x41 + (code &lt;&lt; 1),</text:p>
      <text:p text:style-name="P43"><text:tab/> <text:s text:c="6"/>(shift &amp; mask) == mask | reset, c);</text:p>
      <text:p text:style-name="P43">}</text:p>
      <text:p text:style-name="P43"/>
      <text:p text:style-name="P43">/********************************************************************</text:p>
      <text:p text:style-name="P43"><text:s/>*</text:p>
      <text:p text:style-name="P43"><text:s/>*<text:tab/>Belt</text:p>
      <text:p text:style-name="P43"><text:s/>*</text:p>
      <text:p text:style-name="P43"><text:s/>*<text:tab/>Each belt has 32 gates</text:p>
      <text:p text:style-name="P43"><text:s/>*</text:p>
      <text:p text:style-name="P43"><text:s/>*******************************************************************/</text:p>
      <text:p text:style-name="P43"/>
      <text:p text:style-name="P43">imm int belt(</text:p>
      <text:p text:style-name="P43"><text:s text:c="4"/><text:tab/>assign<text:tab/>imm bit lock,<text:tab/><text:tab/>/* lock indicator */</text:p>
      <text:p text:style-name="P43"><text:s text:c="4"/><text:tab/>assign<text:tab/>imm bit gate00,</text:p>
      <text:p text:style-name="P43"><text:s text:c="4"/><text:tab/>assign<text:tab/>imm bit gate01,</text:p>
      <text:p text:style-name="P43"><text:s text:c="4"/><text:tab/>assign<text:tab/>imm bit gate02,</text:p>
      <text:p text:style-name="P43"><text:s text:c="4"/><text:tab/>assign<text:tab/>imm bit gate03,</text:p>
      <text:p text:style-name="P43"><text:s text:c="4"/><text:tab/>assign<text:tab/>imm bit gate04,</text:p>
      <text:p text:style-name="P43"><text:s text:c="4"/><text:tab/>assign<text:tab/>imm bit gate05,</text:p>
      <text:p text:style-name="P43"><text:s text:c="4"/><text:tab/>assign<text:tab/>imm bit gate06,</text:p>
      <text:p text:style-name="P43"><text:s text:c="4"/><text:tab/>assign<text:tab/>imm bit gate07,</text:p>
      <text:p text:style-name="P43"><text:s text:c="4"/><text:tab/>assign<text:tab/>imm bit gate08,</text:p>
      <text:p text:style-name="P43"><text:s text:c="4"/><text:tab/>assign<text:tab/>imm bit gate09,</text:p>
      <text:p text:style-name="P43"><text:s text:c="4"/><text:tab/>assign<text:tab/>imm bit gate10,</text:p>
      <text:p text:style-name="P43"><text:s text:c="4"/><text:tab/>assign<text:tab/>imm bit gate11,</text:p>
      <text:p text:style-name="P43"><text:s text:c="4"/><text:tab/>assign<text:tab/>imm bit gate12,</text:p>
      <text:p text:style-name="P43"><text:s text:c="4"/><text:tab/>assign<text:tab/>imm bit gate13,</text:p>
      <text:p text:style-name="P43"><text:s text:c="4"/><text:tab/>assign<text:tab/>imm bit gate14,</text:p>
      <text:p text:style-name="P43"><text:s text:c="4"/><text:tab/>assign<text:tab/>imm bit gate15,</text:p>
      <text:p text:style-name="P43"><text:s text:c="4"/><text:tab/>assign<text:tab/>imm bit gate16,</text:p>
      <text:p text:style-name="P43"><text:s text:c="4"/><text:tab/>assign<text:tab/>imm bit gate17,</text:p>
      <text:p text:style-name="P43"><text:s text:c="4"/><text:tab/>assign<text:tab/>imm bit gate18,</text:p>
      <text:p text:style-name="P43"><text:s text:c="4"/><text:tab/>assign<text:tab/>imm bit gate19,</text:p>
      <text:p text:style-name="P43"><text:s text:c="4"/><text:tab/>assign<text:tab/>imm bit gate20,</text:p>
      <text:p text:style-name="P43"><text:s text:c="4"/><text:tab/>assign<text:tab/>imm bit gate21,</text:p>
      <text:p text:style-name="P43"><text:s text:c="4"/><text:tab/>assign<text:tab/>imm bit gate22,</text:p>
      <text:p text:style-name="P43"><text:s text:c="4"/><text:tab/>assign<text:tab/>imm bit gate23,</text:p>
      <text:p text:style-name="P43"><text:s text:c="4"/><text:tab/>assign<text:tab/>imm bit gate24,</text:p>
      <text:p text:style-name="P43"><text:s text:c="4"/><text:tab/>assign<text:tab/>imm bit gate25,</text:p>
      <text:p text:style-name="P43"><text:s text:c="4"/><text:tab/>assign<text:tab/>imm bit gate26,</text:p>
      <text:p text:style-name="P43"><text:s text:c="4"/><text:tab/>assign<text:tab/>imm bit gate27,</text:p>
      <text:p text:style-name="P43"><text:s text:c="4"/><text:tab/>assign<text:tab/>imm bit gate28,</text:p>
      <text:p text:style-name="P43"><text:s text:c="4"/><text:tab/>assign<text:tab/>imm bit gate29,</text:p>
      <text:p text:style-name="P43"><text:s text:c="4"/><text:tab/>assign<text:tab/>imm bit gate30,</text:p>
      <text:p text:style-name="P43"><text:s text:c="4"/><text:tab/>assign<text:tab/>imm bit gate31,</text:p>
      <text:p text:style-name="P43"><text:tab/><text:tab/>imm int code,<text:tab/><text:tab/>/* gate code 0 to 31 for parcel destination */</text:p>
      <text:p text:style-name="P43"><text:tab/><text:tab/>imm bit p_cell,<text:tab/><text:tab/>/* photo cell monitoring parcel onto belt */</text:p>
      <text:p text:style-name="P43"><text:tab/><text:tab/>imm bit strobe,<text:tab/><text:tab/>/* strobe pulse from belt movement */</text:p>
      <text:p text:style-name="P43"><text:s text:c="4"/>)</text:p>
      <text:p text:style-name="P43">{</text:p>
      <text:p text:style-name="P43"><text:s text:c="4"/>imm int carfd;<text:tab/><text:tab/><text:tab/>/* carry bits */</text:p>
      <text:p text:style-name="P43"><text:s text:c="4"/>imm int car00, car01, car02, car03, car04, car05, car06, car07;</text:p>
      <text:p text:style-name="P43"><text:s text:c="4"/>imm int car08, car09, car10, car11, car12, car13, car14, car15;</text:p>
      <text:p text:style-name="P43"><text:s text:c="4"/>imm int car16, car17, car18, car19, car20, car21, car22, car23;</text:p>
      <text:p text:style-name="P43"><text:s text:c="4"/>imm int car24, car25, car26, car27, car28, car29, car30, car31;</text:p>
      <text:p text:style-name="P43"/>
      <text:p text:style-name="P43"><text:s text:c="4"/>imm clock clk = CLOCK(strobe);</text:p>
      <text:p text:style-name="P43"/>
      <text:p text:style-name="P43"><text:s text:c="4"/>lock <text:s text:c="2"/>= feeder(p_cell, carfd, code, 12, 11, clk);</text:p>
      <text:p text:style-name="P43"><text:s text:c="4"/>gate00 = segment(carfd, car00, <text:s text:c="3"/>0, 12, <text:s/>7, clk);</text:p>
      <text:p text:style-name="P43"><text:s text:c="4"/>gate01 = segment(car00, car01, <text:s text:c="3"/>1, 12, <text:s/>7, clk);</text:p>
      <text:p text:style-name="P43"><text:s text:c="4"/>gate02 = segment(car01, car02, <text:s text:c="3"/>2, 12, <text:s/>7, clk);</text:p>
      <text:p text:style-name="P43"><text:s text:c="4"/>gate03 = segment(car02, car03, <text:s text:c="3"/>3, 12, <text:s/>7, clk);</text:p>
      <text:p text:style-name="P43"><text:s text:c="4"/>gate04 = segment(car03, car04, <text:s text:c="3"/>4, 12, <text:s/>7, clk);</text:p>
      <text:p text:style-name="P43"><text:s text:c="4"/>gate05 = segment(car04, car05, <text:s text:c="3"/>5, 12, <text:s/>7, clk);</text:p>
      <text:p text:style-name="P43"><text:s text:c="4"/>gate06 = segment(car05, car06, <text:s text:c="3"/>6, 12, <text:s/>7, clk);</text:p>
      <text:p text:style-name="P43"><text:s text:c="4"/>gate07 = segment(car06, car07, <text:s text:c="3"/>7, 12, <text:s/>7, clk);</text:p>
      <text:p text:style-name="P43"><text:s text:c="4"/>gate08 = segment(car07, car08, <text:s text:c="3"/>8, 12, <text:s/>7, clk);</text:p>
      <text:p text:style-name="P43"><text:s text:c="4"/>gate09 = segment(car08, car09, <text:s text:c="3"/>9, 12, <text:s/>7, clk);</text:p>
      <text:p text:style-name="P43"><text:s text:c="4"/>gate10 = segment(car09, car10, <text:s text:c="2"/>10, 12, <text:s/>7, clk);</text:p>
      <text:p text:style-name="P43"><text:s text:c="4"/>gate11 = segment(car10, car11, <text:s text:c="2"/>11, 12, <text:s/>7, clk);</text:p>
      <text:p text:style-name="P43"><text:s text:c="4"/>gate12 = segment(car11, car12, <text:s text:c="2"/>12, 12, <text:s/>7, clk);</text:p>
      <text:p text:style-name="P43"><text:s text:c="4"/>gate13 = segment(car12, car13, <text:s text:c="2"/>13, 12, <text:s/>7, clk);</text:p>
      <text:p text:style-name="P43"><text:s text:c="4"/>gate14 = segment(car13, car14, <text:s text:c="2"/>14, 12, <text:s/>7, clk);</text:p>
      <text:p text:style-name="P43"><text:s text:c="4"/>gate15 = segment(car14, car15, <text:s text:c="2"/>15, 12, <text:s/>7, clk);</text:p>
      <text:p text:style-name="P43"><text:s text:c="4"/>gate16 = segment(car15, car16, <text:s text:c="2"/>16, 12, <text:s/>7, clk);</text:p>
      <text:p text:style-name="P43"><text:s text:c="4"/>gate17 = segment(car16, car17, <text:s text:c="2"/>17, 12, <text:s/>7, clk);</text:p>
      <text:p text:style-name="P43"><text:s text:c="4"/>gate18 = segment(car17, car18, <text:s text:c="2"/>18, 12, <text:s/>7, clk);</text:p>
      <text:p text:style-name="P43"><text:s text:c="4"/>gate19 = segment(car18, car19, <text:s text:c="2"/>19, 12, <text:s/>7, clk);</text:p>
      <text:p text:style-name="P43"><text:s text:c="4"/>gate20 = segment(car19, car20, <text:s text:c="2"/>20, 12, <text:s/>7, clk);</text:p>
      <text:p text:style-name="P43"><text:s text:c="4"/>gate21 = segment(car20, car21, <text:s text:c="2"/>21, 12, <text:s/>7, clk);</text:p>
      <text:p text:style-name="P43"><text:s text:c="4"/>gate22 = segment(car21, car22, <text:s text:c="2"/>22, 12, <text:s/>7, clk);</text:p>
      <text:p text:style-name="P43"><text:s text:c="4"/>gate23 = segment(car22, car23, <text:s text:c="2"/>23, 12, <text:s/>7, clk);</text:p>
      <text:p text:style-name="P43"><text:s text:c="4"/>gate24 = segment(car23, car24, <text:s text:c="2"/>24, 12, <text:s/>7, clk);</text:p>
      <text:p text:style-name="P43"><text:s text:c="4"/>gate25 = segment(car24, car25, <text:s text:c="2"/>25, 12, <text:s/>7, clk);</text:p>
      <text:p text:style-name="P43"><text:s text:c="4"/>gate26 = segment(car25, car26, <text:s text:c="2"/>26, 12, <text:s/>7, clk);</text:p>
      <text:p text:style-name="P43"><text:s text:c="4"/>gate27 = segment(car26, car27, <text:s text:c="2"/>27, 12, <text:s/>7, clk);</text:p>
      <text:p text:style-name="P43"><text:s text:c="4"/>gate28 = segment(car27, car28, <text:s text:c="2"/>28, 12, <text:s/>7, clk);</text:p>
      <text:p text:style-name="P43"><text:s text:c="4"/>gate29 = segment(car28, car29, <text:s text:c="2"/>29, 12, <text:s/>7, clk);</text:p>
      <text:p text:style-name="P43"><text:s text:c="4"/>gate30 = segment(car29, car30, <text:s text:c="2"/>30, 12, <text:s/>7, clk);</text:p>
      <text:p text:style-name="P43"><text:s text:c="4"/>gate31 = segment(car30, car31, <text:s text:c="2"/>31, 12, <text:s/>7, clk);</text:p>
      <text:p text:style-name="P43"><text:s text:c="4"/>return car31;<text:tab/><text:tab/><text:tab/>/* allows concatenation of belts */</text:p>
      <text:p text:style-name="P43">}</text:p>
      <text:p text:style-name="P43"/>
      <text:p text:style-name="P43">/********************************************************************</text:p>
      <text:p text:style-name="P43"><text:s/>*</text:p>
      <text:p text:style-name="P43"><text:s/>*<text:tab/>Generate tick</text:p>
      <text:p text:style-name="P43"><text:s/>*<text:tab/>input fast1 or fast2 cause 50 ms ticks</text:p>
      <text:p text:style-name="P43"><text:s/>*<text:tab/>else tick for every change of manual input</text:p>
      <text:p text:style-name="P43"><text:s/>*</text:p>
      <text:p text:style-name="P43"><text:s/>*******************************************************************/</text:p>
      <text:p text:style-name="P43"/>
      <text:p text:style-name="P43">imm bit tick(bit manual, bit fast1, bit fast2) {</text:p>
      <text:p text:style-name="P43"><text:s text:c="4"/>imm bit fast = fast1 | fast2;</text:p>
      <text:p text:style-name="P43"><text:s text:c="4"/>return CHANGE(manual &amp; ~fast | TX0.4 &amp; fast);</text:p>
      <text:p text:style-name="P43">}</text:p>
      <text:p text:style-name="P43"/>
      <text:p text:style-name="P43">/********************************************************************</text:p>
      <text:p text:style-name="P43"><text:s/>*</text:p>
      <text:p text:style-name="P43"><text:s/>*<text:tab/>4 belts</text:p>
      <text:p text:style-name="P43"><text:s/>*</text:p>
      <text:p text:style-name="P43"><text:s/>*<text:tab/>Each belt has 32 gates</text:p>
      <text:p text:style-name="P43"><text:s/>*</text:p>
      <text:p text:style-name="P43"><text:s/>*******************************************************************/</text:p>
      <text:p text:style-name="P43"/>
      <text:p text:style-name="P43">imm bit reset = IX0.7;<text:tab/>/* general re-initialisation */</text:p>
      <text:p text:style-name="P43"/>
      <text:p text:style-name="P43">QX20.0 = belt(</text:p>
      <text:p text:style-name="P43"><text:s text:c="4"/>QX20.1,<text:tab/><text:tab/>/* lock indicator */</text:p>
      <text:p text:style-name="P43"><text:s text:c="4"/>QX0.0, QX0.1, QX0.2, QX0.3, QX0.4, QX0.5, QX0.6, QX0.7,</text:p>
      <text:p text:style-name="P43"><text:s text:c="4"/>QX1.0, QX1.1, QX1.2, QX1.3, QX1.4, QX1.5, QX1.6, QX1.7,</text:p>
      <text:p text:style-name="P43"><text:s text:c="4"/>QX2.0, QX2.1, QX2.2, QX2.3, QX2.4, QX2.5, QX2.6, QX2.7,</text:p>
      <text:p text:style-name="P43"><text:s text:c="4"/>QX3.0, QX3.1, QX3.2, QX3.3, QX3.4, QX3.5, QX3.6, QX3.7,</text:p>
      <text:p text:style-name="P43"><text:s text:c="4"/>IB3,<text:tab/><text:tab/>/* gate code 0 to 31 for parcel destination */</text:p>
      <text:p text:style-name="P43"><text:s text:c="4"/>IX0.1,<text:tab/><text:tab/>/* photo cell monitoring parcel onto belt */</text:p>
      <text:p text:style-name="P43"><text:s text:c="4"/>tick(IX0.0, IX0.6, IX0.5), /* strobe pulse from belt movement */</text:p>
      <text:p text:style-name="P43">);</text:p>
      <text:p text:style-name="P43"/>
      <text:p text:style-name="P43">QX20.2 = belt(</text:p>
      <text:p text:style-name="P43"><text:s text:c="4"/>QX20.3,<text:tab/><text:tab/>/* lock indicator */</text:p>
      <text:p text:style-name="P43"><text:s text:c="4"/>QX4.0, QX4.1, QX4.2, QX4.3, QX4.4, QX4.5, QX4.6, QX4.7,</text:p>
      <text:p text:style-name="P43"><text:s text:c="4"/>QX5.0, QX5.1, QX5.2, QX5.3, QX5.4, QX5.5, QX5.6, QX5.7,</text:p>
      <text:p text:style-name="P43"><text:s text:c="4"/>QX6.0, QX6.1, QX6.2, QX6.3, QX6.4, QX6.5, QX6.6, QX6.7,</text:p>
      <text:p text:style-name="P43"><text:s text:c="4"/>QX7.0, QX7.1, QX7.2, QX7.3, QX7.4, QX7.5, QX7.6, QX7.7,</text:p>
      <text:p text:style-name="P43"><text:s text:c="4"/>IB7,<text:tab/><text:tab/>/* gate code 0 to 31 for parcel destination */</text:p>
      <text:p text:style-name="P43"><text:s text:c="4"/>IX4.1,<text:tab/><text:tab/>/* photo cell monitoring parcel onto belt */</text:p>
      <text:p text:style-name="P43"><text:s text:c="4"/>tick(IX4.0, IX4.6, IX0.5), /* strobe pulse from belt movement */</text:p>
      <text:p text:style-name="P43">);</text:p>
      <text:p text:style-name="P43"/>
      <text:p text:style-name="P43">QX20.4 = belt(</text:p>
      <text:p text:style-name="P43"><text:s text:c="4"/>QX20.5,<text:tab/><text:tab/>/* lock indicator */</text:p>
      <text:p text:style-name="P43"><text:s text:c="4"/>QX10.0, QX10.1, QX10.2, QX10.3, QX10.4, QX10.5, QX10.6, QX10.7,</text:p>
      <text:p text:style-name="P43"><text:s text:c="4"/>QX11.0, QX11.1, QX11.2, QX11.3, QX11.4, QX11.5, QX11.6, QX11.7,</text:p>
      <text:p text:style-name="P43"><text:s text:c="4"/>QX12.0, QX12.1, QX12.2, QX12.3, QX12.4, QX12.5, QX12.6, QX12.7,</text:p>
      <text:p text:style-name="P43"><text:s text:c="4"/>QX13.0, QX13.1, QX13.2, QX13.3, QX13.4, QX13.5, QX13.6, QX13.7,</text:p>
      <text:p text:style-name="P43"><text:s text:c="4"/>IB13,<text:tab/><text:tab/>/* gate code 0 to 31 for parcel destination */</text:p>
      <text:p text:style-name="P43"><text:s text:c="4"/>IX10.1,<text:tab/><text:tab/>/* photo cell monitoring parcel onto belt */</text:p>
      <text:p text:style-name="P43"><text:s text:c="4"/>tick(IX10.0, IX10.6, IX0.5), /* strobe pulse from belt movement */</text:p>
      <text:p text:style-name="P43">);</text:p>
      <text:p text:style-name="P43"/>
      <text:p text:style-name="P43">QX20.6 = belt(</text:p>
      <text:p text:style-name="P43"><text:s text:c="4"/>QX20.7,<text:tab/><text:tab/>/* lock indicator */</text:p>
      <text:p text:style-name="P43"><text:s text:c="4"/>QX14.0, QX14.1, QX14.2, QX14.3, QX14.4, QX14.5, QX14.6, QX14.7,</text:p>
      <text:p text:style-name="P43"><text:s text:c="4"/>QX15.0, QX15.1, QX15.2, QX15.3, QX15.4, QX15.5, QX15.6, QX15.7,</text:p>
      <text:p text:style-name="P43"><text:s text:c="4"/>QX16.0, QX16.1, QX16.2, QX16.3, QX16.4, QX16.5, QX16.6, QX16.7,</text:p>
      <text:p text:style-name="P43"><text:s text:c="4"/>QX17.0, QX17.1, QX17.2, QX17.3, QX17.4, QX17.5, QX17.6, QX17.7,</text:p>
      <text:p text:style-name="P43"><text:s text:c="4"/>IB17,<text:tab/><text:tab/>/* gate code 0 to 31 for parcel destination */</text:p>
      <text:p text:style-name="P43"><text:s text:c="4"/>IX14.1,<text:tab/><text:tab/>/* photo cell monitoring parcel onto belt */</text:p>
      <text:p text:style-name="P43"><text:s text:c="4"/>tick(IX14.0, IX14.6, IX0.5), /* strobe pulse from belt movement */</text:p>
      <text:p text:style-name="P43">);</text:p>
      <text:p text:style-name="P43"/>
      <text:p text:style-name="P39">The following are the 10 generated C code fragments. The macro iC_MV accesses an indexed value on the generated link array. One can see from this that even for <text:span text:style-name="T13">int</text:span> nodes the execution time for one event is going to be no more than a few microseconds.</text:p>
      <text:p text:style-name="P44">000<text:tab/>(1) <text:tab/>return iC_MV(1)?iC_MV(2):iC_MV(3);</text:p>
      <text:p text:style-name="P44">026<text:tab/>(3) <text:tab/>return (iC_MV(1)&lt;&lt;1)+(iC_MV(2)*(0x41+(iC_MV(3)&lt;&lt;1)));</text:p>
      <text:p text:style-name="P44">027<text:tab/>(4) <text:tab/>return 0x41&lt;&lt;iC_MV(1);</text:p>
      <text:p text:style-name="P44">028<text:tab/>(5) <text:tab/>return (iC_MV(1)&gt;&gt;iC_MV(2))&amp;1;</text:p>
      <text:p text:style-name="P44">030<text:tab/>(6) <text:tab/>return (iC_MV(1)&amp;iC_MV(2))==iC_MV(2);</text:p>
      <text:p text:style-name="P44">051<text:tab/>(7) <text:tab/>return (iC_MV(1)&lt;&lt;1)+iC_MV(2);</text:p>
      <text:p text:style-name="P44">052<text:tab/>(8) <text:tab/>return 0x41&lt;&lt;iC_MV(1);</text:p>
      <text:p text:style-name="P44">053<text:tab/>(9) <text:tab/>return (iC_MV(1)&gt;&gt;iC_MV(2))&amp;1;</text:p>
      <text:p text:style-name="P44">055<text:tab/>(10) <text:tab/>return (iC_MV(1)&amp;iC_MV(2))==iC_MV(2);</text:p>
      <text:p text:style-name="P44">055<text:tab/>(11) <text:tab/>return (iC_MV(1)&amp;0x7f)==0x41+(iC_MV(2)&lt;&lt;1);</text:p>
      <text:h text:style-name="P24" text:outline-level="1"><text:tab/>Compiler and Run-time system</text:h>
      <text:p text:style-name="Standard">User defined <text:span text:style-name="T7">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1"/> An <text:span text:style-name="T7">immediate</text:span> Function Block is a separate <text:span text:style-name="T7">immediate</text:span> subsystem with <text:span text:style-name="T7">immediate</text:span> parameters which are its inputs and outputs from other section of the <text:span text:style-name="T7">immediate</text:span> system, an optional return value which must be assigned and optional internal immediate variables, which must be declared inside the function block.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1" text:outline-level="2"><text:tab/>Compiler </text:h>
      <text:p text:style-name="Standard">The <text:span text:style-name="T3">iC</text:span> compiler <text:span text:style-name="T8">icc</text:span> generates C code with the extension .c from <text:span text:style-name="T3">iC</text:span> source files with the extension .ic, which is suggested for <text:span text:style-name="T3">iC</text:span> sources. It is also suggested, that <text:span text:style-name="T3">iC</text:span> header files have the extension .ih For larger projects, several .ic files may be compiled to .c files, which are then compiled by <text:span text:style-name="T8">cc</text:span> to .o files and linked with the library <text:span text:style-name="T8">libict.a</text:span>, which contains the run-time code. This produces a finished application, which can be run in an environment compatible with the features of the run-time library.</text:p>
      <text:h text:style-name="P11" text:outline-level="2"><text:tab/>Run-time libraries </text:h>
      <text:p text:style-name="Standard">There are several versions of the run time library, depending on the hardware interfaces available for Input and Output. The Demonstration library <text:span text:style-name="T8">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8">libict.a</text:span> is a static library. For production purposes a dynamic library is envisaged.</text:p>
      <text:p text:style-name="Standard">Other libraries have been built for industrial field bus systems. The library for InterBus-S 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11" text:outline-level="2"><text:tab/>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8">iCserver</text:span> and a number of clients for which <text:span text:style-name="T8">iCserver</text:span> is the hub. An <text:span text:style-name="T3">iC</text:span> application linked with the <text:span text:style-name="T8">libict.a</text:span> library is one type of client, providing control in the system. The other client types are Input and Output modules (or combined I/O modules) and debugging tools.</text:p>
      <text:p text:style-name="Standard">The <text:span text:style-name="T8">iCserver</text:span> has been implemented in Perl, which is very flexible and fast enough to keep up with traffic generated in a local area network. A faster C implementation of <text:span text:style-name="T8">iCserver</text:span> is possible. The program <text:span text:style-name="T8">iCbox</text:span> simulates Input/Output modules as Perl/Tk dialog boxes for digital and analog inputs and outputs. For real inputs and outputs <text:span text:style-name="T8">iCbox</text:span> can serve as a program template. Only the translation of the I/O signals to a short network message for transmission to the <text:span text:style-name="T8">iCserver</text:span> is necessary to port an I/O device. A simple and very compact protocol for passing messages to and from the <text:span text:style-name="T8">iCserver</text:span> has been defined.</text:p>
      <text:p text:style-name="Standard">The program <text:span text:style-name="T8">iClive</text:span> provides an IDE for editing and debugging <text:span text:style-name="T29">iC</text:span> programs. It provides an edit window, in which program text can be displayed and optionally edited, searched, saved, made into runnable code, run and stopped. When running and debugging an <text:s/><text:span text:style-name="T29">iC </text:span><text:s/>program, <text:span text:style-name="T8">iClive</text:span> is a client of <text:span text:style-name="T8">iCserver</text:span> and indirectly of the running <text:span text:style-name="T29">iC</text:span> program. <text:span text:style-name="T8">iClive</text:span> colours words in the program text according to the state of the node named by a word – green/black for bit 0, yellow/red for bit 1 and blue for arithmetic words. The value of a node is also displayed when the cursor is on a word. To be effective, the displayed text must be either the source of the running <text:span text:style-name="T29">iC</text:span> program or a text derived from that source, such as the compiler generated listing, which shows all compiler generated extra nodes. With this colour coded display of the statements of the <text:span text:style-name="T29">iC</text:span> program, it is easy to follow the progress of execution and the related logic at run time. "Live displays" are commonly used in programming units for PLC's to provide debugging support.</text:p>
      <text:p text:style-name="Standard">For command line use, a shell script <text:span text:style-name="T8">iCmake</text:span> builds one or more applications from <text:span text:style-name="T29">iC</text:span> sources using the static library <text:span text:style-name="T8">libict.a</text:span>. The compiler <text:span text:style-name="T8">icc</text:span>, the programs <text:span text:style-name="T8">iCserver</text:span><text:span text:style-name="T17">,</text:span> <text:span text:style-name="T8">iCbox</text:span>, <text:span text:style-name="T8">iClive </text:span>and <text:span text:style-name="T8"><text:s/>iCmake</text:span> as well as each compiled and linked <text:span text:style-name="T29">iC</text:span> application provide a generous help output with the switch option -h. Each of these programs also has a full man page which may be viewed with 'man' in a Unix like environment or with <text:span text:style-name="T19">iCman</text:span>, a man page viewer with interesting search and hyperlink features.</text:p>
      <text:h text:style-name="P24" text:outline-level="1"><text:tab/>The Author</text:h>
      <text:p text:style-name="Standard">John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family of switching circuits using germanium diodes and transistors, but which already supported clocked flip flops. These had been developed at the BICC research laboratory near Hampton Court, where John Sparkes had invented the principle of clocking a few years earlier. With this experience, he was chief designer for a special purpose computer with 100 Kbytes of magnetic drum memory, 1 million transistors, 2.5 million diodes for logic and 100.000 silicon controlled rectifiers fo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which provided a context switch in 15 machine instructions was the basis of the Masters Thesis, and later provided the basis of some very fast machine control systems for industrial control.</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for any reasonable application one can think of, than a PLC with the same memory speed, it is difficult to compute a guaranteed maximum response time, which is required for hard real time applications. For this reason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bytes would thus have a maximum response time of 20 milliseconds, if all nodes were somehow fired simultaneously. This would be a good response time for a PLC. In practice this can never happen and a maximum response times of &lt; 200 microseconds was measured on such a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45"/>
      <text:p text:style-name="P46"/>
      <text:p text:style-name="P46">Id: iC.sxw 1.13 <text:s/>2005/05/02</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AU"/>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left="1.199cm" fo:margin-right="0cm" fo:margin-top="1.27cm" fo:margin-bottom="0.423cm" fo:text-indent="-1.199cm" style:auto-text-indent="false" fo:padding="0.123cm" fo:border-left="none" fo:border-right="none" fo:border-top="0.035cm solid #000000" fo:border-bottom="none"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paragraph-properties fo:margin-left="1.199cm" fo:margin-right="0cm" fo:margin-top="0.212cm" fo:margin-bottom="0.212cm" fo:text-indent="-1.199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paragraph-properties fo:margin-left="0.61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20</text:page-number></text:p>
      </style:header>
      <style:header-left>
        <text:p text:style-name="Header"><text:span text:style-name="Page_20_Number"><text:page-number style:num-format="1" text:select-page="current">20</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Programming Language iC</dc:title>
    <dc:description>first 3 chapters</dc:description>
    <meta:initial-creator>John E. Wulff</meta:initial-creator>
    <meta:creation-date>2002-05-12T14:24:34</meta:creation-date>
    <dc:date>2006-11-29T16:02:50</dc:date>
    <meta:printed-by>John E. Wulff</meta:printed-by>
    <meta:print-date>2005-04-17T19:13:40</meta:print-date>
    <dc:language>en-GB</dc:language>
    <meta:editing-cycles>45</meta:editing-cycles>
    <meta:editing-duration>P1DT18H59M39S</meta:editing-duration>
    <meta:user-defined meta:name="Info 0"/>
    <meta:user-defined meta:name="Info 2"/>
    <meta:user-defined meta:name="Info 3"/>
    <meta:user-defined meta:name="Info 4"/>
    <meta:document-statistic meta:table-count="0" meta:image-count="0" meta:object-count="0" meta:page-count="25" meta:paragraph-count="500" meta:word-count="13075" meta:character-count="79540"/>
  </office:meta>
</office:document-meta>
</file>